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57" style:family="table-column">
      <style:table-column-properties fo:break-before="auto" style:column-width="17.97mm"/>
    </style:style>
    <style:style style:name="co58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59" style:family="table-column">
      <style:table-column-properties fo:break-before="auto" style:column-width="111.92mm"/>
    </style:style>
    <style:style style:name="co60" style:family="table-column">
      <style:table-column-properties fo:break-before="auto" style:column-width="19.6mm"/>
    </style:style>
    <style:style style:name="co61" style:family="table-column">
      <style:table-column-properties fo:break-before="auto" style:column-width="22.05mm"/>
    </style:style>
    <style:style style:name="co62" style:family="table-column">
      <style:table-column-properties fo:break-before="auto" style:column-width="22.86mm"/>
    </style:style>
    <style:style style:name="co63" style:family="table-column">
      <style:table-column-properties fo:break-before="auto" style:column-width="23.14mm"/>
    </style:style>
    <style:style style:name="co64" style:family="table-column">
      <style:table-column-properties fo:break-before="auto" style:column-width="17.43mm"/>
    </style:style>
    <style:style style:name="co65" style:family="table-column">
      <style:table-column-properties fo:break-before="auto" style:column-width="113.56mm"/>
    </style:style>
    <style:style style:name="co66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3" style:family="table-column">
      <style:table-column-properties fo:break-before="auto" style:column-width="11.61mm"/>
    </style:style>
    <style:style style:name="co54" style:family="table-column">
      <style:table-column-properties fo:break-before="auto" style:column-width="18.79mm"/>
    </style:style>
    <style:style style:name="co55" style:family="table-column">
      <style:table-column-properties fo:break-before="auto" style:column-width="21.01mm"/>
    </style:style>
    <style:style style:name="co56" style:family="table-column">
      <style:table-column-properties fo:break-before="auto" style:column-width="147.34mm"/>
    </style:style>
    <style:style style:name="co67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93" style:family="table-cell" style:parent-style-name="Default">
      <style:table-cell-properties fo:border="0.06pt solid #000000"/>
    </style:style>
    <style:style style:name="ce29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3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0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4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213" style:family="table-cell" style:parent-style-name="Default" style:data-style-name="N44"/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80" style:family="table-cell" style:parent-style-name="Default" style:data-style-name="N37"/>
    <style:style style:name="ce38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7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05" style:family="table-cell" style:parent-style-name="Default" style:data-style-name="N37"/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00"/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0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9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2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29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6" style:family="table-cell" style:parent-style-name="Default">
      <style:table-cell-properties fo:border-bottom="none" fo:border-left="0.06pt solid #000000" fo:border-right="0.06pt solid #000000" fo:border-top="none"/>
    </style:style>
    <style:style style:name="ce437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438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4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4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4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46" style:family="table-cell" style:parent-style-name="Default">
      <style:text-properties fo:font-weight="bold" style:font-weight-asian="bold" style:font-weight-complex="bold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48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5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5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6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6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6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6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6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6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6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6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46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6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73" style:family="table-cell" style:parent-style-name="Default">
      <style:table-cell-properties fo:border="0.06pt solid #000000"/>
    </style:style>
    <style:style style:name="ce4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6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47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7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4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8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81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8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483" style:family="table-cell" style:parent-style-name="Default" style:data-style-name="N44"/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85" style:family="table-cell" style:parent-style-name="Default" style:data-style-name="N10044"/>
    <style:style style:name="ce486" style:family="table-cell" style:parent-style-name="Default" style:data-style-name="N44">
      <style:table-cell-properties fo:border="none"/>
    </style:style>
    <style:style style:name="ce487" style:family="table-cell" style:parent-style-name="Default">
      <style:table-cell-properties fo:border-bottom="none" fo:border-left="none" fo:border-right="none" fo:border-top="0.06pt solid #000000"/>
    </style:style>
    <style:style style:name="ce488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90" style:family="table-cell" style:parent-style-name="Default">
      <style:table-cell-properties fo:border="none"/>
    </style:style>
    <style:style style:name="ce491" style:family="table-cell" style:parent-style-name="Default" style:data-style-name="N37"/>
    <style:style style:name="ce492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493" style:family="table-cell" style:parent-style-name="Default">
      <style:text-properties style:font-name="Liberation Sans" style:font-name-asian="WenQuanYi Micro Hei" style:font-name-complex="Lohit Devanagari"/>
    </style:style>
    <style:style style:name="ce494" style:family="table-cell" style:parent-style-name="Default" style:data-style-name="N41"/>
    <style:style style:name="ce49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96" style:family="table-cell" style:parent-style-name="Default">
      <style:table-cell-properties style:vertical-align="middle"/>
    </style:style>
    <style:style style:name="ce497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98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99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50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504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05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506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5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5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5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52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52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52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3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31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36" style:family="table-cell" style:parent-style-name="Default">
      <style:text-properties fo:font-weight="normal" style:font-weight-asian="normal" style:font-weight-complex="normal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53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9" style:family="table-cell" style:parent-style-name="Default" style:data-style-name="N100"/>
    <style:style style:name="ce54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41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2" style:family="table-cell" style:parent-style-name="Default" style:data-style-name="N10036"/>
    <style:style style:name="ce54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97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97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97"/>
          <table:table-cell table:style-name="ce297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97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97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97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7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7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97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97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97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97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7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7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57" table:default-cell-style-name="ce289"/>
        <table:table-column table:style-name="co58" table:default-cell-style-name="ce289"/>
        <table:table-column table:style-name="co16" table:default-cell-style-name="ce289"/>
        <table:table-column table:style-name="co59" table:default-cell-style-name="ce289"/>
        <table:table-column table:style-name="co60" table:default-cell-style-name="ce289"/>
        <table:table-column table:style-name="co11" table:default-cell-style-name="ce289"/>
        <table:table-column table:style-name="co61" table:default-cell-style-name="Default"/>
        <table:table-column table:style-name="co62" table:default-cell-style-name="ce267"/>
        <table:table-column table:style-name="co58" table:default-cell-style-name="ce289"/>
        <table:table-column table:style-name="co62" table:default-cell-style-name="ce289"/>
        <table:table-column table:style-name="co13" table:default-cell-style-name="ce289"/>
        <table:table-column table:style-name="co62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59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279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260" office:value-type="string" calcext:value-type="string" table:number-columns-spanned="1" table:number-rows-spanned="25">
            <text:p>2.0.1</text:p>
          </table:table-cell>
          <table:table-cell table:style-name="ce260" office:value-type="string" calcext:value-type="string" table:number-columns-spanned="1" table:number-rows-spanned="10">
            <text:p>2.1</text:p>
          </table:table-cell>
          <table:table-cell table:style-name="ce260" office:value-type="string" calcext:value-type="string" table:number-columns-spanned="1" table:number-rows-spanned="25">
            <text:p>Janeiro</text:p>
          </table:table-cell>
          <table:table-cell table:style-name="ce360" office:value-type="string" calcext:value-type="string" table:number-columns-spanned="1" table:number-rows-spanned="11">
            <text:p>PI2.0.1</text:p>
          </table:table-cell>
          <table:table-cell table:style-name="ce337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34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301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34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301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34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301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337" office:value-type="date" office:date-value="2017-01-16" calcext:value-type="date">
            <text:p>16/01/17</text:p>
          </table:table-cell>
          <table:table-cell table:style-name="ce337" office:value-type="string" calcext:value-type="string">
            <text:p>----</text:p>
          </table:table-cell>
          <table:table-cell table:style-name="ce301" office:value-type="string" calcext:value-type="string">
            <text:p>Created PI2.0.1.ods </text:p>
          </table:table-cell>
          <table:covered-table-cell/>
          <table:covered-table-cell table:style-name="ce301"/>
          <table:covered-table-cell table:number-columns-repeated="2"/>
          <table:table-cell table:style-name="ce337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337" office:value-type="date" office:date-value="2017-01-16" calcext:value-type="date">
            <text:p>16/01/17</text:p>
          </table:table-cell>
          <table:table-cell table:style-name="ce337" office:value-type="string" calcext:value-type="string">
            <text:p>----</text:p>
          </table:table-cell>
          <table:table-cell table:style-name="ce301" office:value-type="string" calcext:value-type="string">
            <text:p>Sheets: PI2.0.1, Progress</text:p>
          </table:table-cell>
          <table:covered-table-cell/>
          <table:covered-table-cell table:style-name="ce301"/>
          <table:covered-table-cell table:number-columns-repeated="2"/>
          <table:table-cell table:style-name="ce337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337" office:value-type="date" office:date-value="2017-01-19" calcext:value-type="date">
            <text:p>19/01/17</text:p>
          </table:table-cell>
          <table:table-cell table:style-name="ce346" office:value-type="float" office:value="5" calcext:value-type="float">
            <text:p>5</text:p>
          </table:table-cell>
          <table:table-cell table:style-name="ce301" office:value-type="string" calcext:value-type="string">
            <text:p>formula eEwr</text:p>
          </table:table-cell>
          <table:covered-table-cell/>
          <table:covered-table-cell table:style-name="ce301"/>
          <table:covered-table-cell table:number-columns-repeated="2"/>
          <table:table-cell table:style-name="ce337"/>
          <table:table-cell table:style-name="Default"/>
          <table:table-cell table:number-columns-repeated="2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301" office:value-type="string" calcext:value-type="string">
            <text:p>compilado3</text:p>
          </table:table-cell>
          <table:covered-table-cell table:style-name="ce294"/>
          <table:covered-table-cell table:style-name="ce301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301" office:value-type="string" calcext:value-type="string">
            <text:p>compilado4</text:p>
          </table:table-cell>
          <table:covered-table-cell table:style-name="ce294"/>
          <table:covered-table-cell table:style-name="ce301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301" office:value-type="string" calcext:value-type="string">
            <text:p>bootstrap</text:p>
          </table:table-cell>
          <table:covered-table-cell table:style-name="ce294"/>
          <table:covered-table-cell table:style-name="ce301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301" office:value-type="string" calcext:value-type="string">
            <text:p>Task: Edit Data (1.1 follows content from index 1)</text:p>
          </table:table-cell>
          <table:covered-table-cell table:style-name="ce294"/>
          <table:table-cell table:style-name="ce260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294"/>
          <table:covered-table-cell table:style-name="ce260"/>
          <table:covered-table-cell/>
          <table:table-cell table:style-name="ce360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301" office:value-type="string" calcext:value-type="string">
            <text:p>white sheet 3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81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294"/>
          <table:covered-table-cell table:style-name="ce260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279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260" office:value-type="string" calcext:value-type="string" table:number-columns-spanned="1" table:number-rows-spanned="46">
            <text:p>2.1</text:p>
          </table:table-cell>
          <table:covered-table-cell table:style-name="ce260"/>
          <table:table-cell table:style-name="ce260" office:value-type="string" calcext:value-type="string" table:number-columns-spanned="1" table:number-rows-spanned="45">
            <text:p>Fevereiro</text:p>
          </table:table-cell>
          <table:table-cell table:style-name="ce360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260"/>
          <table:covered-table-cell table:style-name="ce360"/>
          <table:table-cell table:style-name="ce55"/>
          <table:table-cell table:number-columns-repeated="3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260"/>
          <table:covered-table-cell table:style-name="ce360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294"/>
          <table:covered-table-cell table:style-name="ce260"/>
          <table:covered-table-cell table:style-name="ce259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294"/>
          <table:covered-table-cell table:style-name="ce260"/>
          <table:covered-table-cell table:style-name="ce259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294"/>
          <table:covered-table-cell table:style-name="ce260"/>
          <table:covered-table-cell table:style-name="ce259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94"/>
          <table:covered-table-cell table:style-name="ce260"/>
          <table:covered-table-cell table:style-name="ce259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291" office:value-type="string" calcext:value-type="string">
            <text:p>compile</text:p>
          </table:table-cell>
          <table:covered-table-cell table:style-name="ce294"/>
          <table:covered-table-cell table:style-name="ce260"/>
          <table:covered-table-cell table:style-name="ce259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94"/>
          <table:covered-table-cell table:style-name="ce260"/>
          <table:covered-table-cell table:style-name="ce259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94"/>
          <table:covered-table-cell table:style-name="ce260"/>
          <table:covered-table-cell table:style-name="ce259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94"/>
          <table:covered-table-cell table:style-name="ce260"/>
          <table:covered-table-cell table:style-name="ce259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94"/>
          <table:table-cell table:style-name="ce260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294" office:value-type="string" calcext:value-type="string">
            <text:p>Insert e format OC&amp;d into 1.1 according to it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291" office:value-type="string" calcext:value-type="string">
            <text:p>Publish content prepared in PI2.2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291" office:value-type="string" calcext:value-type="string">
            <text:p>ktpc(firstwrk)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291" office:value-type="string" calcext:value-type="string">
            <text:p>ktpc(firstwrk)bash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<text:s/>Index 01 first Review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291"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291" office:value-type="string" calcext:value-type="string">
            <text:p>bckp pictures, oc&amp;d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P Organize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PI content review read, and online related content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Spc 28022017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291" office:value-type="string" calcext:value-type="string">
            <text:p>Next-steps-28022017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291" office:value-type="string" calcext:value-type="string">
            <text:p>PI 2.1: last review of wt, version 2.1, &amp; progress</text:p>
          </table:table-cell>
          <table:covered-table-cell table:style-name="ce294"/>
          <table:covered-table-cell table:style-name="ce260"/>
          <table:covered-table-cell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294" office:value-type="string" calcext:value-type="string">
            <text:p>----</text:p>
          </table:table-cell>
          <table:table-cell table:style-name="ce294" office:value-type="string" calcext:value-type="string">
            <text:p>Organize: nrsdirectory, Documentos de Texto</text:p>
          </table:table-cell>
          <table:covered-table-cell table:number-columns-repeated="2" table:style-name="ce260"/>
          <table:table-cell table:style-name="ce260" office:value-type="string" calcext:value-type="string" table:number-columns-spanned="1" table:number-rows-spanned="24">
            <text:p>Março</text:p>
          </table:table-cell>
          <table:covered-table-cell table:style-name="ce360"/>
          <table:table-cell table:style-name="ce55"/>
          <table:table-cell table:number-columns-repeated="3"/>
        </table:table-row>
        <table:table-row table:style-name="ro1">
          <table:table-cell table:style-name="ce279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283" office:value-type="string" calcext:value-type="string">
            <text:p>----</text:p>
          </table:table-cell>
          <table:table-cell table:style-name="ce322" office:value-type="string" calcext:value-type="string">
            <text:p>PI update: version 2.2, Wt 2.2, CGPs, OC&amp;d</text:p>
          </table:table-cell>
          <table:table-cell table:style-name="ce260" office:value-type="string" calcext:value-type="string" table:number-columns-spanned="1" table:number-rows-spanned="23">
            <text:p>2.1</text:p>
          </table:table-cell>
          <table:covered-table-cell table:style-name="ce260"/>
          <table:covered-table-cell table:style-name="ce293"/>
          <table:table-cell table:style-name="ce360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294" office:value-type="float" office:value="2.2" calcext:value-type="float">
            <text:p>2,2</text:p>
          </table:table-cell>
          <table:table-cell table:style-name="ce301" office:value-type="string" calcext:value-type="string">
            <text:p>C1 Sheet: Compilado1 ~ Controle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*tct 0: pi machine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Gct, B00k sheet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LWC copy(textos/6 &amp; PI 2.2)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Check files sheet, nrs/txt backup(files)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computer config, Index 2.1: LWC-nrsv1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computer config(*tct0)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08" calcext:value-type="date">
            <text:p>08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processing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09" calcext:value-type="date">
            <text:p>09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processing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10" calcext:value-type="date">
            <text:p>10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processing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11" calcext:value-type="date">
            <text:p>11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processing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processing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13" calcext:value-type="date">
            <text:p>13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processing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4|4 project, deep space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4|4 project, resultados, deep space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25" calcext:value-type="date">
            <text:p>25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N4_projects 24032017, B00k sheet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25" calcext:value-type="date">
            <text:p>25/03/17</text:p>
          </table:table-cell>
          <table:table-cell table:style-name="ce294" office:value-type="float" office:value="2.1" calcext:value-type="float">
            <text:p>2,1</text:p>
          </table:table-cell>
          <table:table-cell table:style-name="ce301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30" calcext:value-type="date">
            <text:p>30/03/17</text:p>
          </table:table-cell>
          <table:table-cell table:style-name="ce294" office:value-type="float" office:value="2.3" calcext:value-type="float">
            <text:p>2,3</text:p>
          </table:table-cell>
          <table:table-cell table:style-name="ce301" office:value-type="string" calcext:value-type="string">
            <text:p>N4_projects: digitalization prepare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2</text:p>
          </table:table-cell>
          <table:table-cell table:style-name="ce337" office:value-type="date" office:date-value="2017-03-31" calcext:value-type="date">
            <text:p>31/03/17</text:p>
          </table:table-cell>
          <table:table-cell table:style-name="ce294" office:value-type="float" office:value="2.3" calcext:value-type="float">
            <text:p>2,3</text:p>
          </table:table-cell>
          <table:table-cell table:style-name="ce301" office:value-type="string" calcext:value-type="string">
            <text:p>N4_projects: digitalization prepare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81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284" office:value-type="float" office:value="2.3" calcext:value-type="float">
            <text:p>2,3</text:p>
          </table:table-cell>
          <table:table-cell table:style-name="ce303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260"/>
          <table:covered-table-cell table:style-name="ce293"/>
          <table:covered-table-cell table:style-name="ce268"/>
          <table:table-cell table:style-name="ce55"/>
          <table:table-cell table:number-columns-repeated="3"/>
        </table:table-row>
        <table:table-row table:style-name="ro1">
          <table:table-cell table:style-name="ce279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283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260" office:value-type="float" office:value="3" calcext:value-type="float" table:number-columns-spanned="1" table:number-rows-spanned="42">
            <text:p>3</text:p>
          </table:table-cell>
          <table:table-cell table:style-name="ce260" office:value-type="string" calcext:value-type="string" table:number-columns-spanned="1" table:number-rows-spanned="42">
            <text:p>3.1</text:p>
          </table:table-cell>
          <table:table-cell table:style-name="ce260" office:value-type="string" calcext:value-type="string" table:number-columns-spanned="1" table:number-rows-spanned="28">
            <text:p>Abril</text:p>
          </table:table-cell>
          <table:table-cell table:style-name="ce360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311"/>
          <table:covered-table-cell/>
          <table:covered-table-cell table:style-name="ce295"/>
          <table:covered-table-cell/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301" office:value-type="string" calcext:value-type="string">
            <text:p>university, Bacon, run_tes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301" office:value-type="string" calcext:value-type="string">
            <text:p>CGPsys: bookmarks; *tct dir copy; files sheet review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301" office:value-type="string" calcext:value-type="string">
            <text:p>C3H, C3H sheet</text:p>
          </table:table-cell>
          <table:covered-table-cell table:style-name="ce311"/>
          <table:covered-table-cell table:number-columns-repeated="3"/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301" office:value-type="string" calcext:value-type="string">
            <text:p>C3Book.odt, C3Book sheet</text:p>
          </table:table-cell>
          <table:covered-table-cell table:style-name="ce311"/>
          <table:covered-table-cell table:number-columns-repeated="3"/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301" office:value-type="string" calcext:value-type="string">
            <text:p>wh&amp;pp 08042017</text:p>
          </table:table-cell>
          <table:covered-table-cell table:style-name="ce311"/>
          <table:covered-table-cell table:number-columns-repeated="3"/>
          <table:table-cell table:style-name="ce337"/>
          <table:table-cell table:number-columns-repeated="3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311"/>
          <table:covered-table-cell table:number-columns-repeated="3"/>
          <table:table-cell table:style-name="ce337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94" office:value-type="string" calcext:value-type="string">
            <text:p>PI 3.0</text:p>
          </table:table-cell>
          <table:table-cell table:style-name="ce337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79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283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311"/>
          <table:covered-table-cell/>
          <table:table-cell table:style-name="ce260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37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79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283" office:value-type="string" calcext:value-type="string">
            <text:p>42r</text:p>
          </table:table-cell>
          <table:table-cell table:style-name="ce322" office:value-type="string" calcext:value-type="string">
            <text:p>PI update: PI 3.1 start(pN44 to PI 3.1), version 3.1</text:p>
          </table:table-cell>
          <table:table-cell table:style-name="ce260" office:value-type="string" calcext:value-type="string" table:number-columns-spanned="1" table:number-rows-spanned="66">
            <text:p>3.1</text:p>
          </table:table-cell>
          <table:table-cell table:style-name="ce260" office:value-type="string" calcext:value-type="string" table:number-columns-spanned="1" table:number-rows-spanned="18">
            <text:p>3.2</text:p>
          </table:table-cell>
          <table:covered-table-cell/>
          <table:table-cell table:style-name="ce360" office:value-type="string" calcext:value-type="string" table:number-columns-spanned="1" table:number-rows-spanned="132">
            <text:p>PI 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301" office:value-type="string" calcext:value-type="string">
            <text:p>PI update: index 42r &amp; 3.2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301" office:value-type="string" calcext:value-type="string">
            <text:p>ttsw, pN44.html, moved ckz to 3.1/pN4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3.1</text:p>
          </table:table-cell>
          <table:table-cell table:style-name="ce337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291" office:value-type="string" calcext:value-type="string">
            <text:p>rogrot: bg, bg.css; rogrot plus n4 test</text:p>
          </table:table-cell>
          <table:covered-table-cell table:style-name="ce311"/>
          <table:covered-table-cell table:number-columns-repeated="3"/>
          <table:table-cell table:number-columns-repeated="4"/>
        </table:table-row>
        <table:table-row table:style-name="ro1">
          <table:table-cell table:style-name="ce330" office:value-type="string" calcext:value-type="string">
            <text:p>PI3.1</text:p>
          </table:table-cell>
          <table:table-cell table:style-name="ce342" office:value-type="date" office:date-value="2017-06-01" calcext:value-type="date">
            <text:p>01/06/17</text:p>
          </table:table-cell>
          <table:table-cell table:style-name="ce283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311"/>
          <table:table-cell table:style-name="ce260" office:value-type="float" office:value="4" calcext:value-type="float" table:number-columns-spanned="1" table:number-rows-spanned="112">
            <text:p>4</text:p>
          </table:table-cell>
          <table:table-cell table:style-name="ce260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301" office:value-type="string" calcext:value-type="string">
            <text:p>PI06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301" office:value-type="string" calcext:value-type="string">
            <text:p>PI update: index 4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tgm, ew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kt, ew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bg, bg.css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ktnew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FhdDE&amp;I, ew2, ew.tex. ew2.dvi, iom.tex, iom.dvi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mifivahueninunprusysb, tftfe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xdgls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ii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naers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 review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fff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MO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a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3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encas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1" office:value-type="string" calcext:value-type="string">
            <text:p>PI3.1</text:p>
          </table:table-cell>
          <table:table-cell table:style-name="ce344" office:value-type="date" office:date-value="2017-06-28" calcext:value-type="date">
            <text:p>28/06/17</text:p>
          </table:table-cell>
          <table:table-cell table:style-name="ce284" office:value-type="float" office:value="4" calcext:value-type="float">
            <text:p>4</text:p>
          </table:table-cell>
          <table:table-cell table:style-name="ce303" office:value-type="string" calcext:value-type="string">
            <text:p>PI review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2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283" office:value-type="float" office:value="4" calcext:value-type="float">
            <text:p>4</text:p>
          </table:table-cell>
          <table:table-cell table:style-name="ce322" office:value-type="string" calcext:value-type="string">
            <text:p>catingueleeiee</text:p>
          </table:table-cell>
          <table:covered-table-cell table:number-columns-repeated="2" table:style-name="ce311"/>
          <table:table-cell table:style-name="ce260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acdnt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ledcc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hin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 Update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ncv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I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index.htm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 Update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n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 Review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ncm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coptions, ncssr, work_net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hsis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WIT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work_net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worktable.ods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nvqa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syst1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 3.1: backup &amp; update; ntg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work_net2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fff001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284" office:value-type="float" office:value="4" calcext:value-type="float">
            <text:p>4</text:p>
          </table:table-cell>
          <table:table-cell table:style-name="ce303" office:value-type="string" calcext:value-type="string">
            <text:p>PI: read &amp; edit; work_net3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0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283" office:value-type="float" office:value="4" calcext:value-type="float">
            <text:p>4</text:p>
          </table:table-cell>
          <table:table-cell table:style-name="ce322" office:value-type="string" calcext:value-type="string">
            <text:p>emdvr</text:p>
          </table:table-cell>
          <table:covered-table-cell table:number-columns-repeated="2" table:style-name="ce311"/>
          <table:table-cell table:style-name="ce260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3.1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, e PI update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3.1</text:p>
          </table:table-cell>
          <table:table-cell table:style-name="ce337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(f)c-htpi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3.1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.cpp, pi, pi1, wd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3.1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2.cpp, pi2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3.1</text:p>
          </table:table-cell>
          <table:table-cell table:style-name="ce337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pi1.cpp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284" office:value-type="float" office:value="4" calcext:value-type="float">
            <text:p>4</text:p>
          </table:table-cell>
          <table:table-cell table:style-name="ce303" office:value-type="string" calcext:value-type="string">
            <text:p>atnedm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0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283" office:value-type="string" calcext:value-type="string">
            <text:p>42w</text:p>
          </table:table-cell>
          <table:table-cell table:style-name="ce322" office:value-type="string" calcext:value-type="string">
            <text:p>Pi Update: Pi 4.0; index 42w (git)</text:p>
          </table:table-cell>
          <table:table-cell table:style-name="ce260" office:value-type="string" calcext:value-type="string" table:number-columns-spanned="1" table:number-rows-spanned="66">
            <text:p>4.0</text:p>
          </table:table-cell>
          <table:covered-table-cell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301" office:value-type="string" calcext:value-type="string">
            <text:p>PI Update-review: work_net, work_net2, kt, catingueleiee, wd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301" office:value-type="string" calcext:value-type="string">
            <text:p>PI update-review: rm coptions, worktable(update) | npi.htm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301" office:value-type="string" calcext:value-type="string">
            <text:p>PI review: ppi(public pi)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301" office:value-type="string" calcext:value-type="string">
            <text:p>wntm, git: n4rus.io, pi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301" office:value-type="string" calcext:value-type="string">
            <text:p>n4rus.io: index.htm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301" office:value-type="string" calcext:value-type="string">
            <text:p>n4rus.io: CNAME, n4rus.com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301" office:value-type="string" calcext:value-type="string">
            <text:p>pi git: README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284" office:value-type="string" calcext:value-type="string">
            <text:p>42w</text:p>
          </table:table-cell>
          <table:table-cell table:style-name="ce303" office:value-type="string" calcext:value-type="string">
            <text:p>n4rus.io: CNAME, n4rus.com; cinf.htm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311"/>
          <table:table-cell table:style-name="ce260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cho.c, excho, excho2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sm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8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linklist.c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_word.c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0.c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yh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.c, c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otr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EADME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hp.php, php2.php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cnq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php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sdi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cpp, qe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2.cpp, qe2, lfn.c, lfn. U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sy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echo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ks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lanb, ap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3.c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4.c, ,fpt.c, fpt, href1.c, href1, l.htm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git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.c, wl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qvp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2.c, wl2</text:p>
          </table:table-cell>
          <table:covered-table-cell table:number-columns-repeated="2" table:style-name="ce311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nbg, nc, f(n)htpi0, f(n)htpi1</text:p>
          </table:table-cell>
          <table:covered-table-cell table:number-columns-repeated="2" table:style-name="ce311"/>
          <table:table-cell table:style-name="ce266" office:value-type="string" calcext:value-type="string" table:number-columns-spanned="1" table:number-rows-spanned="23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l7, tl77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, mcd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t.c, nt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 dme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4" calcext:value-type="date">
            <text:p>04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dqb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5" calcext:value-type="date">
            <text:p>05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gaa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7" calcext:value-type="date">
            <text:p>07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3, wl3.c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5hd, mima.c, pi.c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11" calcext:value-type="date">
            <text:p>1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tsmns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13" calcext:value-type="date">
            <text:p>1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td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vcba, trp12, chrr, c_tried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15" calcext:value-type="date">
            <text:p>15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ieas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tc, texte.cpp, texte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zza.cpp, pizzaria.c, pizzaria, cf.c, cf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18" calcext:value-type="date">
            <text:p>18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nstrct.c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: EMERGENCE: 02 folder, README, README.txt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 office:value-type="string" calcext:value-type="string">
            <text:p>PI 4.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: Update; 02 folder to coding_n, 3q</text:p>
          </table:table-cell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/>
          <table:table-cell table:style-name="ce337"/>
          <table:table-cell table:number-columns-repeated="2"/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/>
          <table:table-cell table:style-name="ce337"/>
          <table:table-cell table:number-columns-repeated="2"/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/>
          <table:table-cell table:style-name="ce337"/>
          <table:table-cell table:number-columns-repeated="2"/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/>
          <table:table-cell table:style-name="ce337"/>
          <table:table-cell table:number-columns-repeated="2"/>
          <table:covered-table-cell table:number-columns-repeated="2" table:style-name="ce311"/>
          <table:covered-table-cell table:style-name="ce266"/>
          <table:covered-table-cell/>
          <table:table-cell table:number-columns-repeated="4"/>
        </table:table-row>
        <table:table-row table:style-name="ro1">
          <table:table-cell table:style-name="ce311"/>
          <table:table-cell table:style-name="ce337"/>
          <table:table-cell table:number-columns-repeated="2"/>
          <table:covered-table-cell table:style-name="ce311"/>
          <table:table-cell table:style-name="ce285" office:value-type="string" calcext:value-type="string" table:number-columns-spanned="1" table:number-rows-spanned="2">
            <text:p>End</text:p>
          </table:table-cell>
          <table:table-cell table:style-name="ce359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313"/>
          <table:table-cell table:style-name="ce281"/>
          <table:table-cell table:style-name="ce284"/>
          <table:table-cell table:style-name="ce303"/>
          <table:covered-table-cell table:number-columns-repeated="2" table:style-name="ce313"/>
          <table:covered-table-cell table:style-name="ce307"/>
          <table:covered-table-cell/>
          <table:table-cell table:number-columns-repeated="4"/>
        </table:table-row>
        <table:table-row table:style-name="ro1" table:number-rows-repeated="104830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63" table:default-cell-style-name="ce289"/>
        <table:table-column table:style-name="co7" table:default-cell-style-name="ce289"/>
        <table:table-column table:style-name="co64" table:default-cell-style-name="ce289"/>
        <table:table-column table:style-name="co65" table:default-cell-style-name="ce289"/>
        <table:table-column table:style-name="co12" table:default-cell-style-name="ce289"/>
        <table:table-column table:style-name="co66" table:default-cell-style-name="ce289"/>
        <table:table-column table:style-name="co13" table:default-cell-style-name="ce265"/>
        <table:table-column table:style-name="co13" table:default-cell-style-name="ce289"/>
        <table:table-column table:style-name="co13" table:default-cell-style-name="ce378"/>
        <table:table-column table:style-name="co13" table:number-columns-repeated="1015" table:default-cell-style-name="Default"/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style-name="ce294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294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37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37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37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37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37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37" office:value-type="date" office:date-value="2017-02-11" calcext:value-type="date">
            <text:p>11/02/17</text:p>
          </table:table-cell>
          <table:table-cell table:style-name="ce294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37" office:value-type="date" office:date-value="2017-02-11" calcext:value-type="date">
            <text:p>11/02/17</text:p>
          </table:table-cell>
          <table:table-cell table:style-name="ce291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37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style-name="ce208"/>
          <table:table-cell table:style-name="ce337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style-name="ce208"/>
          <table:table-cell table:style-name="ce337"/>
          <table:table-cell/>
          <table:table-cell table:style-name="ce368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ce368"/>
          <table:table-cell table:style-name="ce208"/>
          <table:table-cell table:number-columns-repeated="6"/>
          <table:table-cell table:style-name="ce378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37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37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37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37" office:value-type="date" office:date-value="2017-02-18" calcext:value-type="date">
            <text:p>18/02/17</text:p>
          </table:table-cell>
          <table:table-cell table:style-name="ce291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37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37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style-name="ce208"/>
          <table:table-cell table:style-name="ce337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ce368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378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7"/>
          <table:table-cell table:style-name="Default"/>
          <table:table-cell table:number-columns-repeated="2"/>
          <table:table-cell table:style-name="ce378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37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37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37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ce368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7"/>
          <table:table-cell table:style-name="Default"/>
          <table:table-cell table:number-columns-repeated="2"/>
          <table:table-cell table:style-name="ce378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37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ce368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5"/>
          <table:table-cell table:style-name="ce259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ce36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9"/>
          <table:table-cell table:style-name="ce337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294" table:number-columns-repeated="6"/>
          <table:table-cell table:style-name="ce372"/>
          <table:table-cell table:style-name="ce294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89"/>
          <table:table-cell table:number-columns-repeated="1014"/>
        </table:table-row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style-name="ce288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37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37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37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37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37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378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388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37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37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37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37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37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8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8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38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38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38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38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38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37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380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380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294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380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style-name="ce208"/>
          <table:table-cell table:style-name="ce337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380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5"/>
          <table:table-cell table:style-name="ce259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294"/>
          <table:table-cell table:number-columns-repeated="3"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294" table:number-columns-repeated="4"/>
          <table:table-cell table:style-name="ce370" office:value-type="string" calcext:value-type="string" table:number-columns-spanned="2" table:number-rows-spanned="1">
            <text:p>Daily Average = </text:p>
          </table:table-cell>
          <table:covered-table-cell table:style-name="ce294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294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294" table:number-columns-repeated="4"/>
          <table:table-cell table:style-name="ce370"/>
          <table:table-cell table:style-name="ce294"/>
          <table:table-cell table:style-name="ce216"/>
          <table:table-cell table:style-name="ce294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37" office:value-type="date" office:date-value="2017-04-03" calcext:value-type="date">
            <text:p>03/04/17</text:p>
          </table:table-cell>
          <table:table-cell table:style-name="ce294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37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37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37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37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37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37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37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37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9" calcext:value-type="float">
            <text:p>9</text:p>
          </table:table-cell>
          <table:table-cell table:style-name="ce380" office:value-type="date" office:date-value="2017-04-09" calcext:value-type="date">
            <text:p>09/04/17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80" office:value-type="date" office:date-value="2017-04-21" calcext:value-type="date">
            <text:p>21/04/17</text:p>
          </table:table-cell>
          <table:table-cell table:style-name="ce380" office:value-type="date" office:date-value="2017-04-23" calcext:value-type="date">
            <text:p>23/04/17</text:p>
          </table:table-cell>
          <table:table-cell table:style-name="ce380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4-11" calcext:value-type="date">
            <text:p>11/04/17</text:p>
          </table:table-cell>
          <table:table-cell table:style-name="ce380" office:value-type="date" office:date-value="2017-04-20" calcext:value-type="date">
            <text:p>20/04/17</text:p>
          </table:table-cell>
          <table:table-cell table:style-name="ce380" office:value-type="date" office:date-value="2017-04-22" calcext:value-type="date">
            <text:p>22/04/17</text:p>
          </table:table-cell>
          <table:table-cell table:style-name="ce380" office:value-type="date" office:date-value="2017-04-25" calcext:value-type="date">
            <text:p>25/04/17</text:p>
          </table:table-cell>
          <table:table-cell table:style-name="ce380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68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378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68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368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37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37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37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37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37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37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37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37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37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91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37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37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37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37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37" office:value-type="date" office:date-value="2017-05-31" calcext:value-type="date">
            <text:p>31/05/17</text:p>
          </table:table-cell>
          <table:table-cell table:style-name="ce291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2" calcext:value-type="float">
            <text:p>2</text:p>
          </table:table-cell>
          <table:table-cell table:style-name="ce380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80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68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265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37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37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37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37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37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37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37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37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37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37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37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37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14" calcext:value-type="float">
            <text:p>14</text:p>
          </table:table-cell>
          <table:table-cell table:style-name="ce380" office:value-type="date" office:date-value="2017-06-09" calcext:value-type="date">
            <text:p>09/06/17</text:p>
          </table:table-cell>
          <table:table-cell table:style-name="ce380" office:value-type="date" office:date-value="2017-06-12" calcext:value-type="date">
            <text:p>12/06/17</text:p>
          </table:table-cell>
          <table:table-cell table:style-name="ce380" office:value-type="date" office:date-value="2017-06-16" calcext:value-type="date">
            <text:p>16/06/17</text:p>
          </table:table-cell>
          <table:table-cell table:style-name="ce380" office:value-type="date" office:date-value="2017-06-22" calcext:value-type="date">
            <text:p>22/06/17</text:p>
          </table:table-cell>
          <table:table-cell table:style-name="ce380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380" office:value-type="date" office:date-value="2017-06-10" calcext:value-type="date">
            <text:p>10/06/17</text:p>
          </table:table-cell>
          <table:table-cell table:style-name="ce380" office:value-type="date" office:date-value="2017-06-14" calcext:value-type="date">
            <text:p>14/06/17</text:p>
          </table:table-cell>
          <table:table-cell table:style-name="ce380" office:value-type="date" office:date-value="2017-06-17" calcext:value-type="date">
            <text:p>17/06/17</text:p>
          </table:table-cell>
          <table:table-cell table:style-name="ce380" office:value-type="date" office:date-value="2017-06-24" calcext:value-type="date">
            <text:p>24/06/17</text:p>
          </table:table-cell>
          <table:table-cell table:style-name="ce380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6-11" calcext:value-type="date">
            <text:p>11/06/17</text:p>
          </table:table-cell>
          <table:table-cell table:style-name="ce380" office:value-type="date" office:date-value="2017-06-15" calcext:value-type="date">
            <text:p>15/06/17</text:p>
          </table:table-cell>
          <table:table-cell table:style-name="ce380" office:value-type="date" office:date-value="2017-06-18" calcext:value-type="date">
            <text:p>18/06/17</text:p>
          </table:table-cell>
          <table:table-cell table:style-name="ce380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68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265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37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37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37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37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37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37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37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37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37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37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37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37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12" calcext:value-type="float">
            <text:p>12</text:p>
          </table:table-cell>
          <table:table-cell table:style-name="ce380" office:value-type="date" office:date-value="2017-07-02" calcext:value-type="date">
            <text:p>02/07/17</text:p>
          </table:table-cell>
          <table:table-cell table:style-name="ce380" office:value-type="date" office:date-value="2017-07-08" calcext:value-type="date">
            <text:p>08/07/17</text:p>
          </table:table-cell>
          <table:table-cell table:style-name="ce380" office:value-type="date" office:date-value="2017-07-10" calcext:value-type="date">
            <text:p>10/07/17</text:p>
          </table:table-cell>
          <table:table-cell table:style-name="ce380" office:value-type="date" office:date-value="2017-07-15" calcext:value-type="date">
            <text:p>15/07/17</text:p>
          </table:table-cell>
          <table:table-cell table:style-name="ce380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7-07" calcext:value-type="date">
            <text:p>07/07/17</text:p>
          </table:table-cell>
          <table:table-cell table:style-name="ce380" office:value-type="date" office:date-value="2017-07-09" calcext:value-type="date">
            <text:p>09/07/17</text:p>
          </table:table-cell>
          <table:table-cell table:style-name="ce380" office:value-type="date" office:date-value="2017-07-12" calcext:value-type="date">
            <text:p>12/07/17</text:p>
          </table:table-cell>
          <table:table-cell table:style-name="ce380" office:value-type="date" office:date-value="2017-07-16" calcext:value-type="date">
            <text:p>16/07/17</text:p>
          </table:table-cell>
          <table:table-cell table:style-name="ce380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/>
          <table:table-cell/>
          <table:table-cell table:style-name="ce380"/>
          <table:table-cell table:style-name="ce380" office:value-type="date" office:date-value="2017-07-22" calcext:value-type="date">
            <text:p>22/07/17</text:p>
          </table:table-cell>
          <table:table-cell table:style-name="ce380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0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68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265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37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37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37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65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38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37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37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37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37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12" calcext:value-type="float">
            <text:p>12</text:p>
          </table:table-cell>
          <table:table-cell table:style-name="ce380"/>
          <table:table-cell table:number-columns-repeated="1012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19" calcext:value-type="float">
            <text:p>19</text:p>
          </table:table-cell>
          <table:table-cell table:style-name="ce380" office:value-type="date" office:date-value="2017-08-01" calcext:value-type="date">
            <text:p>01/08/17</text:p>
          </table:table-cell>
          <table:table-cell table:style-name="ce380" office:value-type="date" office:date-value="2017-08-06" calcext:value-type="date">
            <text:p>06/08/17</text:p>
          </table:table-cell>
          <table:table-cell table:style-name="ce380" office:value-type="date" office:date-value="2017-08-11" calcext:value-type="date">
            <text:p>11/08/17</text:p>
          </table:table-cell>
          <table:table-cell table:style-name="ce380" office:value-type="date" office:date-value="2017-08-15" calcext:value-type="date">
            <text:p>15/08/17</text:p>
          </table:table-cell>
          <table:table-cell table:style-name="ce380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8-02" calcext:value-type="date">
            <text:p>02/08/17</text:p>
          </table:table-cell>
          <table:table-cell table:style-name="ce380" office:value-type="date" office:date-value="2017-08-07" calcext:value-type="date">
            <text:p>07/08/17</text:p>
          </table:table-cell>
          <table:table-cell table:style-name="ce380" office:value-type="date" office:date-value="2017-08-12" calcext:value-type="date">
            <text:p>12/08/17</text:p>
          </table:table-cell>
          <table:table-cell table:style-name="ce380" office:value-type="date" office:date-value="2017-08-16" calcext:value-type="date">
            <text:p>16/08/17</text:p>
          </table:table-cell>
          <table:table-cell table:style-name="ce380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380" office:value-type="date" office:date-value="2017-08-03" calcext:value-type="date">
            <text:p>03/08/17</text:p>
          </table:table-cell>
          <table:table-cell table:style-name="ce380" office:value-type="date" office:date-value="2017-08-09" calcext:value-type="date">
            <text:p>09/08/17</text:p>
          </table:table-cell>
          <table:table-cell table:style-name="ce380" office:value-type="date" office:date-value="2017-08-13" calcext:value-type="date">
            <text:p>13/08/17</text:p>
          </table:table-cell>
          <table:table-cell table:style-name="ce380" office:value-type="date" office:date-value="2017-08-17" calcext:value-type="date">
            <text:p>17/08/17</text:p>
          </table:table-cell>
          <table:table-cell table:style-name="ce380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380" office:value-type="date" office:date-value="2017-08-10" calcext:value-type="date">
            <text:p>10/08/17</text:p>
          </table:table-cell>
          <table:table-cell table:style-name="ce380" office:value-type="date" office:date-value="2017-08-14" calcext:value-type="date">
            <text:p>14/08/17</text:p>
          </table:table-cell>
          <table:table-cell table:style-name="ce380" office:value-type="date" office:date-value="2017-08-18" calcext:value-type="date">
            <text:p>18/08/17</text:p>
          </table:table-cell>
          <table:table-cell table:style-name="ce380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68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68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265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37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37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37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37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37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37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37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38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37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37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37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289"/>
          <table:table-cell table:number-columns-repeated="2"/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37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37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37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78"/>
          <table:table-cell table:style-name="ce289" table:number-columns-repeated="1014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37" office:value-type="date" office:date-value="2017-09-26" calcext:value-type="date">
            <text:p>26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0]+[.E330]" office:value-type="time" office:time-value="PT00H07M17S" calcext:value-type="time">
            <text:p>00:07:17</text:p>
          </table:table-cell>
          <table:table-cell table:style-name="ce212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37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1]+[.E331]" office:value-type="time" office:time-value="PT00H10M00S" calcext:value-type="time">
            <text:p>00:10:00</text:p>
          </table:table-cell>
          <table:table-cell table:style-name="ce212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37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22" calcext:value-type="float">
            <text:p>22</text:p>
          </table:table-cell>
          <table:table-cell table:style-name="ce380" office:value-type="date" office:date-value="2017-09-01" calcext:value-type="date">
            <text:p>01/09/17</text:p>
          </table:table-cell>
          <table:table-cell table:style-name="ce380" office:value-type="date" office:date-value="2017-09-22" calcext:value-type="date">
            <text:p>22/09/17</text:p>
          </table:table-cell>
          <table:table-cell table:style-name="ce380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8" calcext:value-type="float">
            <text:p>8</text:p>
          </table:table-cell>
          <table:table-cell table:style-name="ce380" office:value-type="date" office:date-value="2017-09-03" calcext:value-type="date">
            <text:p>03/09/17</text:p>
          </table:table-cell>
          <table:table-cell table:style-name="ce380" office:value-type="date" office:date-value="2017-09-23" calcext:value-type="date">
            <text:p>23/09/17</text:p>
          </table:table-cell>
          <table:table-cell table:style-name="ce380" office:value-type="date" office:date-value="2017-09-29" calcext:value-type="date">
            <text:p>29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0" office:value-type="date" office:date-value="2017-09-18" calcext:value-type="date">
            <text:p>18/09/17</text:p>
          </table:table-cell>
          <table:table-cell table:style-name="ce380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38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68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368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368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380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80"/>
          <table:table-cell table:number-columns-repeated="1011"/>
        </table:table-row>
        <table:table-row table:style-name="ro1">
          <table:table-cell table:style-name="ce288" office:value-type="string" calcext:value-type="string">
            <text:p>Version</text:p>
          </table:table-cell>
          <table:table-cell table:style-name="ce288" office:value-type="string" calcext:value-type="string">
            <text:p>start</text:p>
          </table:table-cell>
          <table:table-cell table:style-name="ce288" office:value-type="string" calcext:value-type="string">
            <text:p>date</text:p>
          </table:table-cell>
          <table:table-cell table:style-name="ce288" office:value-type="string" calcext:value-type="string">
            <text:p>description</text:p>
          </table:table-cell>
          <table:table-cell table:style-name="ce288" office:value-type="string" calcext:value-type="string">
            <text:p>pause</text:p>
          </table:table-cell>
          <table:table-cell table:style-name="ce288" office:value-type="string" calcext:value-type="string">
            <text:p>work time</text:p>
          </table:table-cell>
          <table:table-cell table:style-name="ce272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37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45M00S" calcext:value-type="time">
            <text:p>20:45:00</text:p>
          </table:table-cell>
          <table:table-cell table:style-name="ce208" table:formula="of:=-[.B350]+[.E350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13M57S" calcext:value-type="time">
            <text:p>23:13:57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dme</text:p>
          </table:table-cell>
          <table:table-cell table:style-name="ce208" office:value-type="time" office:time-value="PT23H27M41S" calcext:value-type="time">
            <text:p>23:27:41</text:p>
          </table:table-cell>
          <table:table-cell table:style-name="ce208" table:formula="of:=-[.B351]+[.E351]" office:value-type="time" office:time-value="PT00H13M44S" calcext:value-type="time">
            <text:p>00:13:44</text:p>
          </table:table-cell>
          <table:table-cell table:style-name="ce212" table:formula="of:=SUM([.F350:.F351])" office:value-type="time" office:time-value="PT00H55M44S" calcext:value-type="time">
            <text:p>00:55: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13M00S" calcext:value-type="time">
            <text:p>12:13:00</text:p>
          </table:table-cell>
          <table:table-cell table:style-name="ce337" office:value-type="date" office:date-value="2017-10-04" calcext:value-type="date">
            <text:p>04/10/17</text:p>
          </table:table-cell>
          <table:table-cell office:value-type="string" calcext:value-type="string">
            <text:p>dqb</text:p>
          </table:table-cell>
          <table:table-cell table:style-name="ce208" office:value-type="time" office:time-value="PT12H24M49S" calcext:value-type="time">
            <text:p>12:24:49</text:p>
          </table:table-cell>
          <table:table-cell table:style-name="ce208" table:formula="of:=-[.B352]+[.E352]" office:value-type="time" office:time-value="PT00H11M49S" calcext:value-type="time">
            <text:p>00:11:49</text:p>
          </table:table-cell>
          <table:table-cell table:style-name="ce212" table:formula="of:=SUM([.F352:.F352])" office:value-type="time" office:time-value="PT00H11M49S" calcext:value-type="time">
            <text:p>00:11: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6M00S" calcext:value-type="time">
            <text:p>10:26:00</text:p>
          </table:table-cell>
          <table:table-cell table:style-name="ce337" office:value-type="date" office:date-value="2017-10-05" calcext:value-type="date">
            <text:p>05/10/17</text:p>
          </table:table-cell>
          <table:table-cell office:value-type="string" calcext:value-type="string">
            <text:p>pgaa</text:p>
          </table:table-cell>
          <table:table-cell table:style-name="ce208" office:value-type="time" office:time-value="PT17H28M05S" calcext:value-type="time">
            <text:p>17:28:05</text:p>
          </table:table-cell>
          <table:table-cell table:style-name="ce208" table:formula="of:=-[.B353]+[.E353]" office:value-type="time" office:time-value="PT07H02M05S" calcext:value-type="time">
            <text:p>07:02:05</text:p>
          </table:table-cell>
          <table:table-cell table:style-name="ce212" table:formula="of:=SUM([.F353:.F353])" office:value-type="time" office:time-value="PT07H02M05S" calcext:value-type="time">
            <text:p>07:02: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1M00S" calcext:value-type="time">
            <text:p>10:11:00</text:p>
          </table:table-cell>
          <table:table-cell table:style-name="ce337" office:value-type="date" office:date-value="2017-10-07" calcext:value-type="date">
            <text:p>07/10/17</text:p>
          </table:table-cell>
          <table:table-cell office:value-type="string" calcext:value-type="string">
            <text:p>wl3, wl3.c</text:p>
          </table:table-cell>
          <table:table-cell table:style-name="ce208" office:value-type="time" office:time-value="PT10H28M49S" calcext:value-type="time">
            <text:p>10:28:49</text:p>
          </table:table-cell>
          <table:table-cell table:style-name="ce208" table:formula="of:=-[.B354]+[.E354]" office:value-type="time" office:time-value="PT00H17M49S" calcext:value-type="time">
            <text:p>00:17:49</text:p>
          </table:table-cell>
          <table:table-cell table:style-name="ce212" table:formula="of:=SUM([.F354:.F354])" office:value-type="time" office:time-value="PT00H17M49S" calcext:value-type="time">
            <text:p>00:17: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9H47M34S" calcext:value-type="time">
            <text:p>09:47:34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update, 5hd</text:p>
          </table:table-cell>
          <table:table-cell table:style-name="ce208" office:value-type="time" office:time-value="PT10H49M00S" calcext:value-type="time">
            <text:p>10:49:00</text:p>
          </table:table-cell>
          <table:table-cell table:style-name="ce208" table:formula="of:=-[.B355]+[.E355]" office:value-type="time" office:time-value="PT01H01M26S" calcext:value-type="time">
            <text:p>01:01:26</text:p>
          </table:table-cell>
          <table:table-cell table:style-name="ce212"/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28M00S" calcext:value-type="time">
            <text:p>15:28:0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208" office:value-type="time" office:time-value="PT15H39M00S" calcext:value-type="time">
            <text:p>15:39:00</text:p>
          </table:table-cell>
          <table:table-cell table:style-name="ce208" table:formula="of:=-[.B356]+[.E356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02M00S" calcext:value-type="time">
            <text:p>22:02:0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208" office:value-type="time" office:time-value="PT22H11M45S" calcext:value-type="time">
            <text:p>22:11:45</text:p>
          </table:table-cell>
          <table:table-cell table:style-name="ce208" table:formula="of:=-[.B357]+[.E357]" office:value-type="time" office:time-value="PT00H09M45S" calcext:value-type="time">
            <text:p>00:09:45</text:p>
          </table:table-cell>
          <table:table-cell table:style-name="ce212" table:formula="of:=SUM([.F355:.F357])" office:value-type="time" office:time-value="PT01H22M11S" calcext:value-type="time">
            <text:p>01:22: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4H42M00S" calcext:value-type="time">
            <text:p>14:42:00</text:p>
          </table:table-cell>
          <table:table-cell table:style-name="ce337" office:value-type="date" office:date-value="2017-10-11" calcext:value-type="date">
            <text:p>11/10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208" office:value-type="time" office:time-value="PT14H59M02S" calcext:value-type="time">
            <text:p>14:59:02</text:p>
          </table:table-cell>
          <table:table-cell table:style-name="ce208" table:formula="of:=-[.B358]+[.E358]" office:value-type="time" office:time-value="PT00H17M02S" calcext:value-type="time">
            <text:p>00:17:02</text:p>
          </table:table-cell>
          <table:table-cell table:style-name="ce212" table:formula="of:=SUM([.F358:.F358])" office:value-type="time" office:time-value="PT00H17M02S" calcext:value-type="time">
            <text:p>00:17: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3M00S" calcext:value-type="time">
            <text:p>10:13:00</text:p>
          </table:table-cell>
          <table:table-cell table:style-name="ce337" office:value-type="date" office:date-value="2017-10-13" calcext:value-type="date">
            <text:p>13/10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208" office:value-type="time" office:time-value="PT10H21M04S" calcext:value-type="time">
            <text:p>10:21:04</text:p>
          </table:table-cell>
          <table:table-cell table:style-name="ce208" table:formula="of:=-[.B359]+[.E359]" office:value-type="time" office:time-value="PT00H08M04S" calcext:value-type="time">
            <text:p>00:08:04</text:p>
          </table:table-cell>
          <table:table-cell table:style-name="ce212" table:formula="of:=SUM([.F359:.F359])" office:value-type="time" office:time-value="PT00H08M04S" calcext:value-type="time">
            <text:p>00:08: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2M00S" calcext:value-type="time">
            <text:p>10:22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208" office:value-type="time" office:time-value="PT10H38M50S" calcext:value-type="time">
            <text:p>10:38:50</text:p>
          </table:table-cell>
          <table:table-cell table:style-name="ce208" table:formula="of:=-[.B360]+[.E360]" office:value-type="time" office:time-value="PT00H16M50S" calcext:value-type="time">
            <text:p>00:16:5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39M00S" calcext:value-type="time">
            <text:p>10:39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208" office:value-type="time" office:time-value="PT10H41M48S" calcext:value-type="time">
            <text:p>10:41:48</text:p>
          </table:table-cell>
          <table:table-cell table:style-name="ce208" table:formula="of:=-[.B361]+[.E361]" office:value-type="time" office:time-value="PT00H02M48S" calcext:value-type="time">
            <text:p>00:02:4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42M00S" calcext:value-type="time">
            <text:p>10:42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208" office:value-type="time" office:time-value="PT10H46M50S" calcext:value-type="time">
            <text:p>10:46:50</text:p>
          </table:table-cell>
          <table:table-cell table:style-name="ce208" table:formula="of:=-[.B362]+[.E362]" office:value-type="time" office:time-value="PT00H04M50S" calcext:value-type="time">
            <text:p>00:04:5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54M00S" calcext:value-type="time">
            <text:p>10:54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208" office:value-type="time" office:time-value="PT11H14M37S" calcext:value-type="time">
            <text:p>11:14:37</text:p>
          </table:table-cell>
          <table:table-cell table:style-name="ce208" table:formula="of:=-[.B363]+[.E363]" office:value-type="time" office:time-value="PT00H20M37S" calcext:value-type="time">
            <text:p>00:20:37</text:p>
          </table:table-cell>
          <table:table-cell table:style-name="ce212" table:formula="of:=SUM([.F360:.F363])" office:value-type="time" office:time-value="PT00H45M05S" calcext:value-type="time">
            <text:p>00:45: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6H11M00S" calcext:value-type="time">
            <text:p>16:11:00</text:p>
          </table:table-cell>
          <table:table-cell table:style-name="ce337" office:value-type="date" office:date-value="2017-10-15" calcext:value-type="date">
            <text:p>15/10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208" office:value-type="time" office:time-value="PT16H21M33S" calcext:value-type="time">
            <text:p>16:21:33</text:p>
          </table:table-cell>
          <table:table-cell table:style-name="ce208" table:formula="of:=-[.B364]+[.E364]" office:value-type="time" office:time-value="PT00H10M33S" calcext:value-type="time">
            <text:p>00:10:33</text:p>
          </table:table-cell>
          <table:table-cell table:style-name="ce212" table:formula="of:=SUM([.F364:.F364])" office:value-type="time" office:time-value="PT00H10M33S" calcext:value-type="time">
            <text:p>00:10: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0M00S" calcext:value-type="time">
            <text:p>22:10:0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208" office:value-type="time" office:time-value="PT22H45M02S" calcext:value-type="time">
            <text:p>22:45:02</text:p>
          </table:table-cell>
          <table:table-cell table:style-name="ce208" table:formula="of:=-[.B365]+[.E365]" office:value-type="time" office:time-value="PT00H35M02S" calcext:value-type="time">
            <text:p>00:35:02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208" office:value-type="time" office:time-value="PT23H22M03S" calcext:value-type="time">
            <text:p>23:22:03</text:p>
          </table:table-cell>
          <table:table-cell table:style-name="ce208" table:formula="of:=-[.B366]+[.E366]" office:value-type="time" office:time-value="PT00H31M03S" calcext:value-type="time">
            <text:p>00:31:03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21M05S" calcext:value-type="time">
            <text:p>23:21:05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208" office:value-type="time" office:time-value="PT23H22M06S" calcext:value-type="time">
            <text:p>23:22:06</text:p>
          </table:table-cell>
          <table:table-cell table:style-name="ce208" table:formula="of:=-[.B367]+[.E367]" office:value-type="time" office:time-value="PT00H01M01S" calcext:value-type="time">
            <text:p>00:01:01</text:p>
          </table:table-cell>
          <table:table-cell table:style-name="ce212" table:formula="of:=SUM([.F365:.F367])" office:value-type="time" office:time-value="PT01H07M06S" calcext:value-type="time">
            <text:p>01:07: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208" office:value-type="time" office:time-value="PT13H28M35S" calcext:value-type="time">
            <text:p>13:28:35</text:p>
          </table:table-cell>
          <table:table-cell table:style-name="ce208" table:formula="of:=-[.B368]+[.E368]" office:value-type="time" office:time-value="PT00H27M35S" calcext:value-type="time">
            <text:p>00:27:35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4H05M00S" calcext:value-type="time">
            <text:p>14:05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208" office:value-type="time" office:time-value="PT15H05M08S" calcext:value-type="time">
            <text:p>15:05:08</text:p>
          </table:table-cell>
          <table:table-cell table:style-name="ce208" table:formula="of:=-[.B369]+[.E369]" office:value-type="time" office:time-value="PT01H00M08S" calcext:value-type="time">
            <text:p>01:00:0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5H04M07S" calcext:value-type="time">
            <text:p>15:04:07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208" office:value-type="time" office:time-value="PT15H00M25S" calcext:value-type="time">
            <text:p>15:00:25</text:p>
          </table:table-cell>
          <table:table-cell table:style-name="ce208" table:formula="of:=-[.B370]+[.E370]" office:value-type="time" office:time-value="-PT00H03M42S" calcext:value-type="time">
            <text:p>23:56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03M00S" calcext:value-type="time">
            <text:p>23:03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208" office:value-type="time" office:time-value="PT23H34M07S" calcext:value-type="time">
            <text:p>23:34:07</text:p>
          </table:table-cell>
          <table:table-cell table:style-name="ce208" table:formula="of:=-[.B371]+[.E371]" office:value-type="time" office:time-value="PT00H31M07S" calcext:value-type="time">
            <text:p>00:31:07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33M01S" calcext:value-type="time">
            <text:p>23:33:01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208" office:value-type="time" office:time-value="PT23H33M39S" calcext:value-type="time">
            <text:p>23:33:39</text:p>
          </table:table-cell>
          <table:table-cell table:style-name="ce208" table:formula="of:=-[.B372]+[.E372]" office:value-type="time" office:time-value="PT00H00M38S" calcext:value-type="time">
            <text:p>00:00:38</text:p>
          </table:table-cell>
          <table:table-cell table:style-name="ce212" table:formula="of:=SUM([.F368:.F372])" office:value-type="time" office:time-value="PT01H55M46S" calcext:value-type="time">
            <text:p>01:55: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44M00S" calcext:value-type="time">
            <text:p>22:44:00</text:p>
          </table:table-cell>
          <table:table-cell table:style-name="ce337" office:value-type="date" office:date-value="2017-10-18" calcext:value-type="date">
            <text:p>18/10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208" office:value-type="time" office:time-value="PT23H05M10S" calcext:value-type="time">
            <text:p>23:05:10</text:p>
          </table:table-cell>
          <table:table-cell table:style-name="ce208" table:formula="of:=-[.B373]+[.E373]" office:value-type="time" office:time-value="PT00H21M10S" calcext:value-type="time">
            <text:p>00:21:10</text:p>
          </table:table-cell>
          <table:table-cell table:style-name="ce212" table:formula="of:=SUM([.F373:.F373])" office:value-type="time" office:time-value="PT00H21M10S" calcext:value-type="time">
            <text:p>00:21: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01M00S" calcext:value-type="time">
            <text:p>18:01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PI: EMERGENCE: 02 folder, README, README.txt</text:p>
          </table:table-cell>
          <table:table-cell table:style-name="ce208" office:value-type="time" office:time-value="PT18H33M00S" calcext:value-type="time">
            <text:p>18:33:00</text:p>
          </table:table-cell>
          <table:table-cell table:style-name="ce208" table:formula="of:=-[.B374]+[.E374]" office:value-type="time" office:time-value="PT00H32M00S" calcext:value-type="time">
            <text:p>00:3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3q</text:p>
          </table:table-cell>
          <table:table-cell table:style-name="ce208" office:value-type="time" office:time-value="PT19H58M47S" calcext:value-type="time">
            <text:p>19:58:47</text:p>
          </table:table-cell>
          <table:table-cell table:style-name="ce208" table:formula="of:=-[.B375]+[.E375]" office:value-type="time" office:time-value="PT00H14M47S" calcext:value-type="time">
            <text:p>00:14:47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11M00S" calcext:value-type="time">
            <text:p>20:11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PI: Update; 02 folder to coding_n</text:p>
          </table:table-cell>
          <table:table-cell table:style-name="ce208" office:value-type="time" office:time-value="PT21H06M55S" calcext:value-type="time">
            <text:p>21:06:55</text:p>
          </table:table-cell>
          <table:table-cell table:style-name="ce208" table:formula="of:=-[.B376]+[.E376]" office:value-type="time" office:time-value="PT00H55M55S" calcext:value-type="time">
            <text:p>00:55:55</text:p>
          </table:table-cell>
          <table:table-cell table:style-name="ce212" table:formula="of:=SUM([.F374:.F376])" office:value-type="time" office:time-value="PT01H42M42S" calcext:value-type="time">
            <text:p>01:42:4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77]+[.E377]" office:value-type="time" office:time-value="PT00H00M00S" calcext:value-type="time">
            <text:p>00:00:00</text:p>
          </table:table-cell>
          <table:table-cell table:style-name="ce212" table:formula="of:=SUM([.F377:.F377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78]+[.E378]" office:value-type="time" office:time-value="PT00H00M00S" calcext:value-type="time">
            <text:p>00:00:00</text:p>
          </table:table-cell>
          <table:table-cell table:style-name="ce212" table:formula="of:=SUM([.F378:.F378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79]+[.E379]" office:value-type="time" office:time-value="PT00H00M00S" calcext:value-type="time">
            <text:p>00:00:00</text:p>
          </table:table-cell>
          <table:table-cell table:style-name="ce212" table:formula="of:=SUM([.F379:.F379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80]+[.E380]" office:value-type="time" office:time-value="PT00H00M00S" calcext:value-type="time">
            <text:p>00:00:00</text:p>
          </table:table-cell>
          <table:table-cell table:style-name="ce212" table:formula="of:=SUM([.F380:.F380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81]+[.E381]" office:value-type="time" office:time-value="PT00H00M00S" calcext:value-type="time">
            <text:p>00:00:00</text:p>
          </table:table-cell>
          <table:table-cell table:style-name="ce212" table:formula="of:=SUM([.F381:.F381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82]+[.E382]" office:value-type="time" office:time-value="PT00H00M00S" calcext:value-type="time">
            <text:p>00:00:00</text:p>
          </table:table-cell>
          <table:table-cell table:style-name="ce212" table:formula="of:=SUM([.F382:.F382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5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68" office:value-type="string" calcext:value-type="string" table:number-columns-spanned="2" table:number-rows-spanned="1">
            <text:p>Month Total = </text:p>
          </table:table-cell>
          <table:covered-table-cell table:style-name="ce368"/>
          <table:table-cell table:style-name="ce215" table:formula="of:=SUM([.F346:.F382])" office:value-type="time" office:time-value="PT18H36M19S" calcext:value-type="time">
            <text:p>18:36:19</text:p>
          </table:table-cell>
          <table:table-cell table:number-columns-repeated="2"/>
          <table:table-cell table:style-name="ce368" office:value-type="string" calcext:value-type="string">
            <text:p>Days in:</text:p>
          </table:table-cell>
          <table:table-cell table:style-name="ce289" office:value-type="float" office:value="16" calcext:value-type="float">
            <text:p>16</text:p>
          </table:table-cell>
          <table:table-cell table:style-name="ce380" office:value-type="date" office:date-value="2017-10-06" calcext:value-type="date">
            <text:p>06/10/17</text:p>
          </table:table-cell>
          <table:table-cell table:style-name="ce380" office:value-type="date" office:date-value="2017-10-19" calcext:value-type="date">
            <text:p>19/10/17</text:p>
          </table:table-cell>
          <table:table-cell table:style-name="ce380"/>
          <table:table-cell table:number-columns-repeated="1010"/>
        </table:table-row>
        <table:table-row table:style-name="ro1">
          <table:table-cell table:number-columns-repeated="4"/>
          <table:table-cell table:style-name="ce36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85]/[.K385])" office:value-type="time" office:time-value="PT01H09M46.1875S" calcext:value-type="time">
            <text:p>01:09:46</text:p>
          </table:table-cell>
          <table:table-cell table:number-columns-repeated="2"/>
          <table:table-cell table:style-name="ce368" office:value-type="string" calcext:value-type="string">
            <text:p>Days off:</text:p>
          </table:table-cell>
          <table:table-cell table:style-name="ce346" office:value-type="float" office:value="5" calcext:value-type="float">
            <text:p>5</text:p>
          </table:table-cell>
          <table:table-cell table:style-name="ce380" office:value-type="date" office:date-value="2017-10-09" calcext:value-type="date">
            <text:p>09/10/17</text:p>
          </table:table-cell>
          <table:table-cell table:style-name="ce380" office:value-type="date" office:date-value="2017-10-20" calcext:value-type="date">
            <text:p>20/10/17</text:p>
          </table:table-cell>
          <table:table-cell table:style-name="ce380"/>
          <table:table-cell table:number-columns-repeated="1010"/>
        </table:table-row>
        <table:table-row table:style-name="ro1">
          <table:table-cell table:number-columns-repeated="11"/>
          <table:table-cell table:style-name="ce380" office:value-type="date" office:date-value="2017-10-12" calcext:value-type="date">
            <text:p>12/10/17</text:p>
          </table:table-cell>
          <table:table-cell table:style-name="ce380"/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38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68" office:value-type="string" calcext:value-type="string">
            <text:p>Pi total = </text:p>
          </table:table-cell>
          <table:table-cell table:style-name="ce228" table:formula="of:=SUM([.G70]+[.G103]+[.G142]+[.G191]+[.G223]+[.G259]+[.G289]+[.G335]+[.G385])" office:value-type="time" office:time-value="PT262H53M55S" calcext:value-type="time">
            <text:p>262:53:55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368" office:value-type="string" calcext:value-type="string">
            <text:p>Days in = </text:p>
          </table:table-cell>
          <table:table-cell table:style-name="ce229" table:formula="of:=SUM([.K70]+[.K80]+[.K142]+[.K191]+[.K223]+[.K259]+[.K289]+[.K335]+[.K385])" office:value-type="float" office:value="172" calcext:value-type="float">
            <text:p>172</text:p>
          </table:table-cell>
          <table:table-cell/>
          <table:table-cell table:style-name="ce380"/>
          <table:table-cell table:number-columns-repeated="1011"/>
        </table:table-row>
        <table:table-row table:style-name="ro1">
          <table:table-cell table:number-columns-repeated="9"/>
          <table:table-cell table:style-name="ce368" office:value-type="string" calcext:value-type="string">
            <text:p>Daily avg = </text:p>
          </table:table-cell>
          <table:table-cell table:style-name="ce213" table:formula="of:=SUM([.K390]/[.K391])" office:value-type="time" office:time-value="PT01H31M42.529069767S" calcext:value-type="time">
            <text:p>01:31:43</text:p>
          </table:table-cell>
          <table:table-cell/>
          <table:table-cell table:style-name="ce380"/>
          <table:table-cell table:number-columns-repeated="1011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527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47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8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14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2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97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97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7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14"/>
          <table:table-cell table:style-name="ce414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96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7" office:value-type="string" calcext:value-type="string">
            <text:p>Projeto Informacional 2.0</text:p>
          </table:table-cell>
          <table:table-cell table:style-name="ce287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7" office:value-type="string" calcext:value-type="string">
            <text:p>Projeto Informacional 3.0</text:p>
          </table:table-cell>
          <table:table-cell table:style-name="ce287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5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5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5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5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5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5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5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5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5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5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5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5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5"/>
          <table:table-cell table:number-columns-repeated="1011"/>
        </table:table-row>
        <table:table-row table:style-name="ro6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6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67" table:default-cell-style-name="ce413"/>
        <table:table-column table:style-name="co40" table:default-cell-style-name="ce413"/>
        <table:table-column table:style-name="co41" table:default-cell-style-name="ce413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89"/>
        <table:table-column table:style-name="co46" table:default-cell-style-name="ce413"/>
        <table:table-column table:style-name="co47" table:default-cell-style-name="ce413"/>
        <table:table-column table:style-name="co48" table:default-cell-style-name="ce413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39"/>
          <table:table-cell table:style-name="ce439" office:value-type="string" calcext:value-type="string" table:number-columns-spanned="4" table:number-rows-spanned="1">
            <text:p>Merged</text:p>
          </table:table-cell>
          <table:covered-table-cell table:number-columns-repeated="3" table:style-name="ce439"/>
          <table:table-cell table:style-name="ce439" table:number-columns-repeated="1011"/>
        </table:table-row>
        <table:table-row table:style-name="ro1">
          <table:table-cell table:style-name="ce439" office:value-type="string" calcext:value-type="string">
            <text:p>Plano</text:p>
          </table:table-cell>
          <table:table-cell table:style-name="ce439" office:value-type="string" calcext:value-type="string">
            <text:p>Arquivo</text:p>
          </table:table-cell>
          <table:table-cell table:style-name="ce439" office:value-type="string" calcext:value-type="string">
            <text:p>Data Inicial</text:p>
          </table:table-cell>
          <table:table-cell table:style-name="ce439" office:value-type="string" calcext:value-type="string">
            <text:p>Versao</text:p>
          </table:table-cell>
          <table:table-cell table:style-name="ce439" office:value-type="string" calcext:value-type="string">
            <text:p>Update</text:p>
          </table:table-cell>
          <table:table-cell table:style-name="ce439" office:value-type="string" calcext:value-type="string">
            <text:p>Ordem</text:p>
          </table:table-cell>
          <table:table-cell table:style-name="ce439" office:value-type="string" calcext:value-type="string">
            <text:p>Referencend into:</text:p>
          </table:table-cell>
          <table:table-cell table:style-name="ce439" office:value-type="string" calcext:value-type="string">
            <text:p>Merged in:</text:p>
          </table:table-cell>
          <table:table-cell table:style-name="ce439" office:value-type="string" calcext:value-type="string">
            <text:p>Ordem</text:p>
          </table:table-cell>
          <table:table-cell table:style-name="ce439" office:value-type="string" calcext:value-type="string">
            <text:p>Title</text:p>
          </table:table-cell>
          <table:table-cell table:style-name="ce439" office:value-type="string" calcext:value-type="string">
            <text:p>start</text:p>
          </table:table-cell>
          <table:table-cell table:style-name="ce4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457" office:value-type="date" office:date-value="2016-09-01" calcext:value-type="date">
            <text:p>01/09/16</text:p>
          </table:table-cell>
          <table:table-cell table:style-name="ce413" office:value-type="float" office:value="1" calcext:value-type="float">
            <text:p>1</text:p>
          </table:table-cell>
          <table:table-cell table:style-name="ce457" office:value-type="date" office:date-value="2017-03-03" calcext:value-type="date">
            <text:p>03/03/17</text:p>
          </table:table-cell>
          <table:table-cell table:style-name="ce466" office:value-type="float" office:value="1" calcext:value-type="float">
            <text:p>1</text:p>
          </table:table-cell>
          <table:table-cell table:style-name="ce413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457" office:value-type="date" office:date-value="2016-12-30" calcext:value-type="date">
            <text:p>30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57" office:value-type="string" calcext:value-type="string">
            <text:p>----</text:p>
          </table:table-cell>
          <table:table-cell table:style-name="ce466" office:value-type="float" office:value="3" calcext:value-type="float">
            <text:p>3</text:p>
          </table:table-cell>
          <table:table-cell table:style-name="ce413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457" office:value-type="date" office:date-value="2016-12-30" calcext:value-type="date">
            <text:p>30/12/16</text:p>
          </table:table-cell>
          <table:table-cell table:style-name="ce413" office:value-type="float" office:value="0.1" calcext:value-type="float">
            <text:p>0,1</text:p>
          </table:table-cell>
          <table:table-cell table:style-name="ce458" office:value-type="date" office:date-value="2017-01-14" calcext:value-type="date">
            <text:p>14/01/17</text:p>
          </table:table-cell>
          <table:table-cell table:style-name="ce533" office:value-type="float" office:value="5" calcext:value-type="float">
            <text:p>5</text:p>
          </table:table-cell>
          <table:table-cell table:style-name="ce413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457" office:value-type="date" office:date-value="2016-10-12" calcext:value-type="date">
            <text:p>12/10/16</text:p>
          </table:table-cell>
          <table:table-cell table:style-name="ce413" office:value-type="float" office:value="1" calcext:value-type="float">
            <text:p>1</text:p>
          </table:table-cell>
          <table:table-cell table:style-name="ce457" office:value-type="string" calcext:value-type="string">
            <text:p>----</text:p>
          </table:table-cell>
          <table:table-cell table:style-name="ce534" office:value-type="float" office:value="2" calcext:value-type="float">
            <text:p>2</text:p>
          </table:table-cell>
          <table:table-cell table:style-name="ce413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457" office:value-type="date" office:date-value="2016-12-01" calcext:value-type="date">
            <text:p>01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57" office:value-type="date" office:date-value="2016-12-29" calcext:value-type="date">
            <text:p>29/12/16</text:p>
          </table:table-cell>
          <table:table-cell table:style-name="ce534" office:value-type="float" office:value="4" calcext:value-type="float">
            <text:p>4</text:p>
          </table:table-cell>
          <table:table-cell table:style-name="ce413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457" office:value-type="date" office:date-value="2016-01-12" calcext:value-type="date">
            <text:p>12/01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6" calcext:value-type="float">
            <text:p>6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457" office:value-type="date" office:date-value="2016-05-12" calcext:value-type="date">
            <text:p>12/05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7" calcext:value-type="float">
            <text:p>7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457" office:value-type="date" office:date-value="2016-07-12" calcext:value-type="date">
            <text:p>12/07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8" calcext:value-type="float">
            <text:p>8</text:p>
          </table:table-cell>
          <table:table-cell table:style-name="ce413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457" office:value-type="date" office:date-value="2016-10-12" calcext:value-type="date">
            <text:p>12/10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9" calcext:value-type="float">
            <text:p>9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457" office:value-type="date" office:date-value="2016-10-12" calcext:value-type="date">
            <text:p>12/10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10" calcext:value-type="float">
            <text:p>10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11" calcext:value-type="float">
            <text:p>11</text:p>
          </table:table-cell>
          <table:table-cell table:style-name="ce413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12" calcext:value-type="float">
            <text:p>12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13" calcext:value-type="float">
            <text:p>13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14" calcext:value-type="float">
            <text:p>14</text:p>
          </table:table-cell>
          <table:table-cell table:style-name="ce413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" calcext:value-type="float">
            <text:p>18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" calcext:value-type="float">
            <text:p>19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" calcext:value-type="float">
            <text:p>20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" calcext:value-type="float">
            <text:p>21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457" office:value-type="string" calcext:value-type="string">
            <text:p>27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15" calcext:value-type="float">
            <text:p>15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16" calcext:value-type="float">
            <text:p>16</text:p>
          </table:table-cell>
          <table:table-cell table:style-name="ce413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17" calcext:value-type="float">
            <text:p>1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" calcext:value-type="float">
            <text:p>2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457" office:value-type="date" office:date-value="2017-01-02" calcext:value-type="date">
            <text:p>02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23" calcext:value-type="float">
            <text:p>23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457" office:value-type="date" office:date-value="2017-01-03" calcext:value-type="date">
            <text:p>03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" calcext:value-type="float">
            <text:p>24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457" office:value-type="date" office:date-value="2017-01-04" calcext:value-type="date">
            <text:p>04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" calcext:value-type="float">
            <text:p>25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457" office:value-type="date" office:date-value="2017-01-04" calcext:value-type="date">
            <text:p>04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" calcext:value-type="float">
            <text:p>26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457" office:value-type="date" office:date-value="2017-01-12" calcext:value-type="date">
            <text:p>12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" calcext:value-type="float">
            <text:p>27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457" office:value-type="date" office:date-value="2017-01-13" calcext:value-type="date">
            <text:p>13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8" calcext:value-type="float">
            <text:p>28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535" office:value-type="string" calcext:value-type="string">
            <text:p>01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458" office:value-type="date" office:date-value="2017-01-13" calcext:value-type="date">
            <text:p>13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9" calcext:value-type="float">
            <text:p>29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458" office:value-type="date" office:date-value="2017-01-13" calcext:value-type="date">
            <text:p>13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30" calcext:value-type="float">
            <text:p>3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458" office:value-type="date" office:date-value="2017-01-13" calcext:value-type="date">
            <text:p>13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31" calcext:value-type="float">
            <text:p>3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458" office:value-type="date" office:date-value="2017-01-13" calcext:value-type="date">
            <text:p>13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32" calcext:value-type="float">
            <text:p>3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458" office:value-type="date" office:date-value="2017-01-13" calcext:value-type="date">
            <text:p>13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33" calcext:value-type="float">
            <text:p>3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457" office:value-type="date" office:date-value="2017-01-14" calcext:value-type="date">
            <text:p>14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34" calcext:value-type="float">
            <text:p>34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458" office:value-type="date" office:date-value="2017-01-18" calcext:value-type="date">
            <text:p>18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38" calcext:value-type="float">
            <text:p>38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458" office:value-type="date" office:date-value="2017-01-19" calcext:value-type="date">
            <text:p>19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39" calcext:value-type="float">
            <text:p>39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458" office:value-type="date" office:date-value="2017-01-19" calcext:value-type="date">
            <text:p>19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40" calcext:value-type="float">
            <text:p>40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458" office:value-type="date" office:date-value="2017-01-14" calcext:value-type="date">
            <text:p>14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35" calcext:value-type="float">
            <text:p>3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458" office:value-type="date" office:date-value="2017-01-19" calcext:value-type="date">
            <text:p>19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41" calcext:value-type="float">
            <text:p>4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458" office:value-type="date" office:date-value="2017-01-20" calcext:value-type="date">
            <text:p>20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42" calcext:value-type="float">
            <text:p>42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458" office:value-type="date" office:date-value="2017-01-20" calcext:value-type="date">
            <text:p>20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43" calcext:value-type="float">
            <text:p>43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458" office:value-type="date" office:date-value="2017-01-19" calcext:value-type="date">
            <text:p>19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44" calcext:value-type="float">
            <text:p>4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458" office:value-type="date" office:date-value="2017-01-16" calcext:value-type="date">
            <text:p>16/01/17</text:p>
          </table:table-cell>
          <table:table-cell table:style-name="ce413" office:value-type="float" office:value="2" calcext:value-type="float">
            <text:p>2</text:p>
          </table:table-cell>
          <table:table-cell table:style-name="ce413"/>
          <table:table-cell table:style-name="ce439" office:value-type="float" office:value="36" calcext:value-type="float">
            <text:p>3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458" office:value-type="date" office:date-value="2017-01-16" calcext:value-type="date">
            <text:p>16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37" calcext:value-type="float">
            <text:p>3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458" office:value-type="date" office:date-value="2017-01-23" calcext:value-type="date">
            <text:p>23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49" calcext:value-type="float">
            <text:p>49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535" office:value-type="string" calcext:value-type="string">
            <text:p>0123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458" office:value-type="date" office:date-value="2017-01-25" calcext:value-type="date">
            <text:p>25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0" calcext:value-type="float">
            <text:p>50</text:p>
          </table:table-cell>
          <table:table-cell table:style-name="ce413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458" office:value-type="date" office:date-value="2017-01-25" calcext:value-type="date">
            <text:p>25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1" calcext:value-type="float">
            <text:p>51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91" office:value-type="date" office:date-value="2017-04-07" calcext:value-type="date">
            <text:p>07/04/17</text:p>
          </table:table-cell>
          <table:table-cell table:style-name="ce536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458" office:value-type="date" office:date-value="2017-01-29" calcext:value-type="date">
            <text:p>29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2" calcext:value-type="float">
            <text:p>52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457" office:value-type="date" office:date-value="2017-01-22" calcext:value-type="date">
            <text:p>22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45" calcext:value-type="float">
            <text:p>4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457" office:value-type="date" office:date-value="2017-01-22" calcext:value-type="date">
            <text:p>22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46" calcext:value-type="float">
            <text:p>46</text:p>
          </table:table-cell>
          <table:table-cell table:style-name="ce413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457" office:value-type="date" office:date-value="2017-01-22" calcext:value-type="date">
            <text:p>22/01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47" calcext:value-type="float">
            <text:p>47</text:p>
          </table:table-cell>
          <table:table-cell table:style-name="ce413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457" office:value-type="date" office:date-value="2017-01-22" calcext:value-type="date">
            <text:p>22/01/17</text:p>
          </table:table-cell>
          <table:table-cell table:style-name="ce413" office:value-type="float" office:value="3" calcext:value-type="float">
            <text:p>3</text:p>
          </table:table-cell>
          <table:table-cell table:style-name="ce413"/>
          <table:table-cell table:style-name="ce439" office:value-type="float" office:value="48" calcext:value-type="float">
            <text:p>4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457" office:value-type="date" office:date-value="2017-02-01" calcext:value-type="date">
            <text:p>01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0" calcext:value-type="float">
            <text:p>5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457" office:value-type="date" office:date-value="2017-02-02" calcext:value-type="date">
            <text:p>02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1" calcext:value-type="float">
            <text:p>5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457" office:value-type="date" office:date-value="2017-02-02" calcext:value-type="date">
            <text:p>02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2" calcext:value-type="float">
            <text:p>5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458" office:value-type="date" office:date-value="2017-02-03" calcext:value-type="date">
            <text:p>03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3" calcext:value-type="float">
            <text:p>53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458" office:value-type="date" office:date-value="2017-02-03" calcext:value-type="date">
            <text:p>03/02/17</text:p>
          </table:table-cell>
          <table:table-cell table:style-name="ce413" office:value-type="float" office:value="2" calcext:value-type="float">
            <text:p>2</text:p>
          </table:table-cell>
          <table:table-cell table:style-name="ce413"/>
          <table:table-cell table:style-name="ce413" office:value-type="float" office:value="54" calcext:value-type="float">
            <text:p>5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458" office:value-type="date" office:date-value="2017-02-09" calcext:value-type="date">
            <text:p>09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5" calcext:value-type="float">
            <text:p>55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458" office:value-type="date" office:date-value="2017-02-10" calcext:value-type="date">
            <text:p>10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6" calcext:value-type="float">
            <text:p>5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458" office:value-type="date" office:date-value="2017-02-12" calcext:value-type="date">
            <text:p>12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7" calcext:value-type="float">
            <text:p>57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91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458" office:value-type="date" office:date-value="2017-02-14" calcext:value-type="date">
            <text:p>14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8" calcext:value-type="float">
            <text:p>58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458" office:value-type="date" office:date-value="2017-02-16" calcext:value-type="date">
            <text:p>16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59" calcext:value-type="float">
            <text:p>59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458" office:value-type="date" office:date-value="2017-02-17" calcext:value-type="date">
            <text:p>17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60" calcext:value-type="float">
            <text:p>60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458" office:value-type="date" office:date-value="2017-02-17" calcext:value-type="date">
            <text:p>17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61" calcext:value-type="float">
            <text:p>61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458" office:value-type="date" office:date-value="2017-02-18" calcext:value-type="date">
            <text:p>18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62" calcext:value-type="float">
            <text:p>62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458" office:value-type="date" office:date-value="2017-02-25" calcext:value-type="date">
            <text:p>25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63" calcext:value-type="float">
            <text:p>63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458" office:value-type="date" office:date-value="2017-02-25" calcext:value-type="date">
            <text:p>25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64" calcext:value-type="float">
            <text:p>64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458" office:value-type="date" office:date-value="2017-02-28" calcext:value-type="date">
            <text:p>28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65" calcext:value-type="float">
            <text:p>65</text:p>
          </table:table-cell>
          <table:table-cell table:style-name="ce413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458" office:value-type="date" office:date-value="2017-02-28" calcext:value-type="date">
            <text:p>28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66" calcext:value-type="float">
            <text:p>66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9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457" office:value-type="date" office:date-value="2017-02-01" calcext:value-type="date">
            <text:p>01/02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39" office:value-type="float" office:value="49" calcext:value-type="float">
            <text:p>4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457" office:value-type="date" office:date-value="2017-03-03" calcext:value-type="date">
            <text:p>03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67" calcext:value-type="float">
            <text:p>6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457" office:value-type="date" office:date-value="2017-03-04" calcext:value-type="date">
            <text:p>04/03/17</text:p>
          </table:table-cell>
          <table:table-cell table:style-name="ce413" office:value-type="float" office:value="2" calcext:value-type="float">
            <text:p>2</text:p>
          </table:table-cell>
          <table:table-cell table:style-name="ce413" office:value-type="string" calcext:value-type="string">
            <text:p>----</text:p>
          </table:table-cell>
          <table:table-cell table:style-name="ce413" office:value-type="float" office:value="68" calcext:value-type="float">
            <text:p>6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457" office:value-type="date" office:date-value="2017-03-04" calcext:value-type="date">
            <text:p>04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57" office:value-type="date" office:date-value="2017-03-05" calcext:value-type="date">
            <text:p>05/03/17</text:p>
          </table:table-cell>
          <table:table-cell table:style-name="ce413" office:value-type="float" office:value="69" calcext:value-type="float">
            <text:p>69</text:p>
          </table:table-cell>
          <table:table-cell table:style-name="ce413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91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457" office:value-type="date" office:date-value="2017-03-04" calcext:value-type="date">
            <text:p>04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0" calcext:value-type="float">
            <text:p>7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457" office:value-type="date" office:date-value="2017-03-06" calcext:value-type="date">
            <text:p>06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1" calcext:value-type="float">
            <text:p>71</text:p>
          </table:table-cell>
          <table:table-cell table:style-name="ce413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457" office:value-type="date" office:date-value="2017-03-06" calcext:value-type="date">
            <text:p>06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2" calcext:value-type="float">
            <text:p>7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457" office:value-type="date" office:date-value="2017-03-07" calcext:value-type="date">
            <text:p>07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3" calcext:value-type="float">
            <text:p>73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9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457" office:value-type="date" office:date-value="2017-03-12" calcext:value-type="date">
            <text:p>12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4" calcext:value-type="float">
            <text:p>74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9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457" office:value-type="date" office:date-value="2017-03-12" calcext:value-type="date">
            <text:p>12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5" calcext:value-type="float">
            <text:p>75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9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457" office:value-type="date" office:date-value="2017-03-04" calcext:value-type="date">
            <text:p>04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6" calcext:value-type="float">
            <text:p>76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9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457" office:value-type="date" office:date-value="2017-03-14" calcext:value-type="date">
            <text:p>14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7" calcext:value-type="float">
            <text:p>77</text:p>
          </table:table-cell>
          <table:table-cell table:style-name="ce413"/>
          <table:table-cell office:value-type="string" calcext:value-type="string">
            <text:p>!!!!!!!!!!!!!!!!!!!!!!!!!!!!!!!</text:p>
          </table:table-cell>
          <table:table-cell table:style-name="ce439" office:value-type="float" office:value="888888" calcext:value-type="float">
            <text:p>888888</text:p>
          </table:table-cell>
          <table:table-cell table:style-name="ce439" office:value-type="string" calcext:value-type="string">
            <text:p>HTML Body/Head</text:p>
          </table:table-cell>
          <table:table-cell table:style-name="ce491" office:value-type="date" office:date-value="2017-04-14" calcext:value-type="date">
            <text:p>14/04/17</text:p>
          </table:table-cell>
          <table:table-cell table:style-name="ce446"/>
          <table:table-cell table:number-columns-repeated="1010"/>
        </table:table-row>
        <table:table-row table:style-name="ro5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457" office:value-type="date" office:date-value="2017-03-14" calcext:value-type="date">
            <text:p>14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8" calcext:value-type="float">
            <text:p>78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9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457" office:value-type="date" office:date-value="2017-03-15" calcext:value-type="date">
            <text:p>15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79" calcext:value-type="float">
            <text:p>79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9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457" office:value-type="date" office:date-value="2017-03-24" calcext:value-type="date">
            <text:p>24/03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0" calcext:value-type="float">
            <text:p>8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532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457" office:value-type="date" office:date-value="2017-04-02" calcext:value-type="date">
            <text:p>02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1" calcext:value-type="float">
            <text:p>81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457" office:value-type="date" office:date-value="2017-04-02" calcext:value-type="date">
            <text:p>02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2" calcext:value-type="float">
            <text:p>82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457" office:value-type="date" office:date-value="2017-04-02" calcext:value-type="date">
            <text:p>02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3" calcext:value-type="float">
            <text:p>83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457" office:value-type="date" office:date-value="2017-04-04" calcext:value-type="date">
            <text:p>04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4" calcext:value-type="float">
            <text:p>84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457" office:value-type="date" office:date-value="2017-04-04" calcext:value-type="date">
            <text:p>04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5" calcext:value-type="float">
            <text:p>85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457" office:value-type="date" office:date-value="2017-04-04" calcext:value-type="date">
            <text:p>04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6" calcext:value-type="float">
            <text:p>86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457" office:value-type="date" office:date-value="2017-04-04" calcext:value-type="date">
            <text:p>04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7" calcext:value-type="float">
            <text:p>87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457" office:value-type="date" office:date-value="2017-04-04" calcext:value-type="date">
            <text:p>04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8" calcext:value-type="float">
            <text:p>88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457" office:value-type="date" office:date-value="2017-04-04" calcext:value-type="date">
            <text:p>04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89" calcext:value-type="float">
            <text:p>89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457" office:value-type="date" office:date-value="2017-04-04" calcext:value-type="date">
            <text:p>04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0" calcext:value-type="float">
            <text:p>90</text:p>
          </table:table-cell>
          <table:table-cell table:style-name="ce413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457" office:value-type="date" office:date-value="2017-04-05" calcext:value-type="date">
            <text:p>05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1" calcext:value-type="float">
            <text:p>91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457" office:value-type="date" office:date-value="2017-04-05" calcext:value-type="date">
            <text:p>05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2" calcext:value-type="float">
            <text:p>92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457" office:value-type="date" office:date-value="2017-04-05" calcext:value-type="date">
            <text:p>05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3" calcext:value-type="float">
            <text:p>93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457" office:value-type="date" office:date-value="2017-04-05" calcext:value-type="date">
            <text:p>05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4" calcext:value-type="float">
            <text:p>94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457" office:value-type="date" office:date-value="2017-04-05" calcext:value-type="date">
            <text:p>05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5" calcext:value-type="float">
            <text:p>95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6" calcext:value-type="float">
            <text:p>96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7" calcext:value-type="float">
            <text:p>97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8" calcext:value-type="float">
            <text:p>98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99" calcext:value-type="float">
            <text:p>99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0" calcext:value-type="float">
            <text:p>100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1" calcext:value-type="float">
            <text:p>101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2" calcext:value-type="float">
            <text:p>102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3" calcext:value-type="float">
            <text:p>103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4" calcext:value-type="float">
            <text:p>104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5" calcext:value-type="float">
            <text:p>105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6" calcext:value-type="float">
            <text:p>106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7" calcext:value-type="float">
            <text:p>107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457" office:value-type="date" office:date-value="2017-04-06" calcext:value-type="date">
            <text:p>06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8" calcext:value-type="float">
            <text:p>108</text:p>
          </table:table-cell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9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457" office:value-type="date" office:date-value="2017-04-07" calcext:value-type="date">
            <text:p>07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09" calcext:value-type="float">
            <text:p>10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57" office:value-type="date" office:date-value="2017-04-07" calcext:value-type="date">
            <text:p>07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0" calcext:value-type="float">
            <text:p>11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457" office:value-type="date" office:date-value="2017-04-08" calcext:value-type="date">
            <text:p>08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1" calcext:value-type="float">
            <text:p>11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457" office:value-type="date" office:date-value="2017-04-14" calcext:value-type="date">
            <text:p>14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2" calcext:value-type="float">
            <text:p>112</text:p>
          </table:table-cell>
          <table:table-cell table:style-name="ce413"/>
          <table:table-cell table:number-columns-repeated="3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457" office:value-type="date" office:date-value="2017-04-19" calcext:value-type="date">
            <text:p>19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3" calcext:value-type="float">
            <text:p>11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457" office:value-type="date" office:date-value="2017-04-27" calcext:value-type="date">
            <text:p>27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4" calcext:value-type="float">
            <text:p>114</text:p>
          </table:table-cell>
          <table:table-cell table:style-name="ce413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457" office:value-type="date" office:date-value="2017-04-27" calcext:value-type="date">
            <text:p>27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5" calcext:value-type="float">
            <text:p>11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457" office:value-type="date" office:date-value="2017-04-27" calcext:value-type="date">
            <text:p>27/04/17</text:p>
          </table:table-cell>
          <table:table-cell table:style-name="ce466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6" calcext:value-type="float">
            <text:p>11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457" office:value-type="date" office:date-value="2017-04-27" calcext:value-type="date">
            <text:p>27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7" calcext:value-type="float">
            <text:p>11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457" office:value-type="date" office:date-value="2017-04-27" calcext:value-type="date">
            <text:p>27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8" calcext:value-type="float">
            <text:p>118</text:p>
          </table:table-cell>
          <table:table-cell table:style-name="ce413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457" office:value-type="date" office:date-value="2017-04-27" calcext:value-type="date">
            <text:p>27/04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19" calcext:value-type="float">
            <text:p>11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457" office:value-type="date" office:date-value="2017-05-07" calcext:value-type="date">
            <text:p>07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20" calcext:value-type="float">
            <text:p>120</text:p>
          </table:table-cell>
          <table:table-cell table:style-name="ce413"/>
          <table:table-cell table:number-columns-repeated="3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457" office:value-type="date" office:date-value="2017-05-09" calcext:value-type="date">
            <text:p>09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5" office:value-type="float" office:value="121" calcext:value-type="float">
            <text:p>12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457" office:value-type="date" office:date-value="2017-05-09" calcext:value-type="date">
            <text:p>09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5" office:value-type="float" office:value="122" calcext:value-type="float">
            <text:p>12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457" office:value-type="date" office:date-value="2017-05-12" calcext:value-type="date">
            <text:p>12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23" calcext:value-type="float">
            <text:p>12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457" office:value-type="date" office:date-value="2017-05-12" calcext:value-type="date">
            <text:p>12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24" calcext:value-type="float">
            <text:p>12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457" office:value-type="date" office:date-value="2017-05-12" calcext:value-type="date">
            <text:p>12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25" calcext:value-type="float">
            <text:p>12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457" office:value-type="date" office:date-value="2017-05-12" calcext:value-type="date">
            <text:p>12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26" calcext:value-type="float">
            <text:p>12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457" office:value-type="date" office:date-value="2017-05-13" calcext:value-type="date">
            <text:p>13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27" calcext:value-type="float">
            <text:p>12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457" office:value-type="date" office:date-value="2017-05-14" calcext:value-type="date">
            <text:p>14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28" calcext:value-type="float">
            <text:p>12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457" office:value-type="date" office:date-value="2017-05-16" calcext:value-type="date">
            <text:p>16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29" calcext:value-type="float">
            <text:p>12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457" office:value-type="date" office:date-value="2017-05-18" calcext:value-type="date">
            <text:p>18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0" calcext:value-type="float">
            <text:p>13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457" office:value-type="date" office:date-value="2017-05-18" calcext:value-type="date">
            <text:p>18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1" calcext:value-type="float">
            <text:p>13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457" office:value-type="date" office:date-value="2017-05-19" calcext:value-type="date">
            <text:p>19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2" calcext:value-type="float">
            <text:p>13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457" office:value-type="date" office:date-value="2017-05-20" calcext:value-type="date">
            <text:p>20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3" calcext:value-type="float">
            <text:p>13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457" office:value-type="date" office:date-value="2017-05-21" calcext:value-type="date">
            <text:p>21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4" calcext:value-type="float">
            <text:p>13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457" office:value-type="date" office:date-value="2017-05-23" calcext:value-type="date">
            <text:p>23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5" calcext:value-type="float">
            <text:p>13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457" office:value-type="date" office:date-value="2017-05-23" calcext:value-type="date">
            <text:p>23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6" calcext:value-type="float">
            <text:p>13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457" office:value-type="date" office:date-value="2017-05-26" calcext:value-type="date">
            <text:p>26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7" calcext:value-type="float">
            <text:p>13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457" office:value-type="date" office:date-value="2017-05-30" calcext:value-type="date">
            <text:p>30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8" calcext:value-type="float">
            <text:p>13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457" office:value-type="date" office:date-value="2017-05-30" calcext:value-type="date">
            <text:p>30/05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39" calcext:value-type="float">
            <text:p>13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457" office:value-type="date" office:date-value="2017-06-01" calcext:value-type="date">
            <text:p>01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0" calcext:value-type="float">
            <text:p>14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457" office:value-type="date" office:date-value="2017-06-02" calcext:value-type="date">
            <text:p>02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1" calcext:value-type="float">
            <text:p>14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457" office:value-type="date" office:date-value="2017-06-04" calcext:value-type="date">
            <text:p>04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2" calcext:value-type="float">
            <text:p>14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457" office:value-type="date" office:date-value="2017-06-04" calcext:value-type="date">
            <text:p>04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3" calcext:value-type="float">
            <text:p>14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457" office:value-type="date" office:date-value="2017-06-05" calcext:value-type="date">
            <text:p>05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4" calcext:value-type="float">
            <text:p>14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457" office:value-type="date" office:date-value="2017-06-06" calcext:value-type="date">
            <text:p>06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5" calcext:value-type="float">
            <text:p>14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457" office:value-type="date" office:date-value="2017-06-06" calcext:value-type="date">
            <text:p>06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6" calcext:value-type="float">
            <text:p>14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457" office:value-type="date" office:date-value="2017-06-06" calcext:value-type="date">
            <text:p>06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7" calcext:value-type="float">
            <text:p>14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457" office:value-type="date" office:date-value="2017-06-07" calcext:value-type="date">
            <text:p>07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8" calcext:value-type="float">
            <text:p>14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457" office:value-type="date" office:date-value="2017-06-07" calcext:value-type="date">
            <text:p>07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49" calcext:value-type="float">
            <text:p>14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457" office:value-type="date" office:date-value="2017-06-07" calcext:value-type="date">
            <text:p>07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0" calcext:value-type="float">
            <text:p>15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457" office:value-type="date" office:date-value="2017-06-07" calcext:value-type="date">
            <text:p>07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1" calcext:value-type="float">
            <text:p>15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457" office:value-type="date" office:date-value="2017-06-07" calcext:value-type="date">
            <text:p>07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2" calcext:value-type="float">
            <text:p>15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457" office:value-type="date" office:date-value="2017-06-07" calcext:value-type="date">
            <text:p>07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3" calcext:value-type="float">
            <text:p>15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457" office:value-type="date" office:date-value="2017-06-08" calcext:value-type="date">
            <text:p>08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4" calcext:value-type="float">
            <text:p>15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457" office:value-type="date" office:date-value="2017-06-08" calcext:value-type="date">
            <text:p>08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5" calcext:value-type="float">
            <text:p>15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457" office:value-type="date" office:date-value="2017-06-13" calcext:value-type="date">
            <text:p>13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6" calcext:value-type="float">
            <text:p>15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457" office:value-type="date" office:date-value="2017-06-19" calcext:value-type="date">
            <text:p>19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7" calcext:value-type="float">
            <text:p>15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457" office:value-type="date" office:date-value="2017-06-20" calcext:value-type="date">
            <text:p>20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8" calcext:value-type="float">
            <text:p>15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457" office:value-type="date" office:date-value="2017-06-23" calcext:value-type="date">
            <text:p>23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59" calcext:value-type="float">
            <text:p>15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457" office:value-type="date" office:date-value="2017-06-25" calcext:value-type="date">
            <text:p>25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0" calcext:value-type="float">
            <text:p>16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457" office:value-type="date" office:date-value="2017-06-25" calcext:value-type="date">
            <text:p>25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1" calcext:value-type="float">
            <text:p>16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457" office:value-type="date" office:date-value="2017-06-28" calcext:value-type="date">
            <text:p>28/06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2" calcext:value-type="float">
            <text:p>16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457" office:value-type="date" office:date-value="2017-07-01" calcext:value-type="date">
            <text:p>01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3" calcext:value-type="float">
            <text:p>16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457" office:value-type="date" office:date-value="2017-07-01" calcext:value-type="date">
            <text:p>01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4" calcext:value-type="float">
            <text:p>16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457" office:value-type="date" office:date-value="2017-07-03" calcext:value-type="date">
            <text:p>03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5" calcext:value-type="float">
            <text:p>16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457" office:value-type="date" office:date-value="2017-07-04" calcext:value-type="date">
            <text:p>04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6" calcext:value-type="float">
            <text:p>16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457" office:value-type="date" office:date-value="2017-07-05" calcext:value-type="date">
            <text:p>05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7" calcext:value-type="float">
            <text:p>16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457" office:value-type="date" office:date-value="2017-07-06" calcext:value-type="date">
            <text:p>06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8" calcext:value-type="float">
            <text:p>16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457" office:value-type="date" office:date-value="2017-07-11" calcext:value-type="date">
            <text:p>11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69" calcext:value-type="float">
            <text:p>16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457" office:value-type="date" office:date-value="2016-01-14" calcext:value-type="date">
            <text:p>14/01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0" calcext:value-type="float">
            <text:p>17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457" office:value-type="date" office:date-value="2017-07-18" calcext:value-type="date">
            <text:p>18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1" calcext:value-type="float">
            <text:p>17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457" office:value-type="date" office:date-value="2017-07-18" calcext:value-type="date">
            <text:p>18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2" calcext:value-type="float">
            <text:p>17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457" office:value-type="date" office:date-value="2017-07-18" calcext:value-type="date">
            <text:p>18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3" calcext:value-type="float">
            <text:p>17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457" office:value-type="date" office:date-value="2017-07-18" calcext:value-type="date">
            <text:p>18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4" calcext:value-type="float">
            <text:p>17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457" office:value-type="date" office:date-value="2017-07-19" calcext:value-type="date">
            <text:p>19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5" calcext:value-type="float">
            <text:p>17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457" office:value-type="date" office:date-value="2017-07-20" calcext:value-type="date">
            <text:p>20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6" calcext:value-type="float">
            <text:p>17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457" office:value-type="date" office:date-value="2016-04-21" calcext:value-type="date">
            <text:p>21/04/16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7" calcext:value-type="float">
            <text:p>17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457" office:value-type="date" office:date-value="2017-07-24" calcext:value-type="date">
            <text:p>24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8" calcext:value-type="float">
            <text:p>17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457" office:value-type="date" office:date-value="2017-07-24" calcext:value-type="date">
            <text:p>24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79" calcext:value-type="float">
            <text:p>17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457" office:value-type="date" office:date-value="2017-07-25" calcext:value-type="date">
            <text:p>25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0" calcext:value-type="float">
            <text:p>18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457" office:value-type="date" office:date-value="2017-07-28" calcext:value-type="date">
            <text:p>28/07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1" calcext:value-type="float">
            <text:p>18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457" office:value-type="date" office:date-value="2017-08-04" calcext:value-type="date">
            <text:p>04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2" calcext:value-type="float">
            <text:p>18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457" office:value-type="date" office:date-value="2017-08-08" calcext:value-type="date">
            <text:p>08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3" calcext:value-type="float">
            <text:p>18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457" office:value-type="date" office:date-value="2017-08-20" calcext:value-type="date">
            <text:p>20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4" calcext:value-type="float">
            <text:p>18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457" office:value-type="date" office:date-value="2017-08-24" calcext:value-type="date">
            <text:p>24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5" calcext:value-type="float">
            <text:p>18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457" office:value-type="date" office:date-value="2017-08-24" calcext:value-type="date">
            <text:p>24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6" calcext:value-type="float">
            <text:p>18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457" office:value-type="date" office:date-value="2017-08-24" calcext:value-type="date">
            <text:p>24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7" calcext:value-type="float">
            <text:p>18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457" office:value-type="date" office:date-value="2017-08-24" calcext:value-type="date">
            <text:p>24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8" calcext:value-type="float">
            <text:p>18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457" office:value-type="date" office:date-value="2017-08-24" calcext:value-type="date">
            <text:p>24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89" calcext:value-type="float">
            <text:p>18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457" office:value-type="date" office:date-value="2017-08-24" calcext:value-type="date">
            <text:p>24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0" calcext:value-type="float">
            <text:p>19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457" office:value-type="date" office:date-value="2017-08-26" calcext:value-type="date">
            <text:p>26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1" calcext:value-type="float">
            <text:p>19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457" office:value-type="date" office:date-value="2017-08-27" calcext:value-type="date">
            <text:p>27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2" calcext:value-type="float">
            <text:p>19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457" office:value-type="date" office:date-value="2017-08-27" calcext:value-type="date">
            <text:p>27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3" calcext:value-type="float">
            <text:p>19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457" office:value-type="date" office:date-value="2017-08-31" calcext:value-type="date">
            <text:p>31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4" calcext:value-type="float">
            <text:p>19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457" office:value-type="date" office:date-value="2017-08-02" calcext:value-type="date">
            <text:p>02/08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5" calcext:value-type="float">
            <text:p>19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457" office:value-type="date" office:date-value="2017-09-04" calcext:value-type="date">
            <text:p>04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6" calcext:value-type="float">
            <text:p>19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457" office:value-type="date" office:date-value="2017-09-05" calcext:value-type="date">
            <text:p>05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7" calcext:value-type="float">
            <text:p>19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457" office:value-type="date" office:date-value="2017-09-07" calcext:value-type="date">
            <text:p>0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8" calcext:value-type="float">
            <text:p>19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457" office:value-type="date" office:date-value="2017-09-07" calcext:value-type="date">
            <text:p>0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199" calcext:value-type="float">
            <text:p>19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457" office:value-type="date" office:date-value="2017-09-08" calcext:value-type="date">
            <text:p>08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0" calcext:value-type="float">
            <text:p>20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457" office:value-type="date" office:date-value="2017-09-08" calcext:value-type="date">
            <text:p>08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1" calcext:value-type="float">
            <text:p>20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457" office:value-type="date" office:date-value="2017-09-08" calcext:value-type="date">
            <text:p>08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2" calcext:value-type="float">
            <text:p>20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457" office:value-type="date" office:date-value="2017-09-08" calcext:value-type="date">
            <text:p>08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3" calcext:value-type="float">
            <text:p>20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457" office:value-type="date" office:date-value="2017-09-09" calcext:value-type="date">
            <text:p>09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4" calcext:value-type="float">
            <text:p>20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457" office:value-type="date" office:date-value="2017-09-09" calcext:value-type="date">
            <text:p>09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5" calcext:value-type="float">
            <text:p>20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457" office:value-type="date" office:date-value="2017-09-09" calcext:value-type="date">
            <text:p>09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6" calcext:value-type="float">
            <text:p>20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457" office:value-type="date" office:date-value="2017-09-10" calcext:value-type="date">
            <text:p>10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7" calcext:value-type="float">
            <text:p>20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457" office:value-type="date" office:date-value="2017-09-11" calcext:value-type="date">
            <text:p>1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8" calcext:value-type="float">
            <text:p>20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457" office:value-type="date" office:date-value="2017-09-11" calcext:value-type="date">
            <text:p>1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09" calcext:value-type="float">
            <text:p>20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457" office:value-type="date" office:date-value="2017-09-11" calcext:value-type="date">
            <text:p>1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0" calcext:value-type="float">
            <text:p>21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457" office:value-type="date" office:date-value="2017-09-12" calcext:value-type="date">
            <text:p>12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1" calcext:value-type="float">
            <text:p>21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457" office:value-type="date" office:date-value="2017-09-12" calcext:value-type="date">
            <text:p>12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2" calcext:value-type="float">
            <text:p>21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457" office:value-type="date" office:date-value="2017-09-12" calcext:value-type="date">
            <text:p>12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3" calcext:value-type="float">
            <text:p>21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457" office:value-type="date" office:date-value="2017-09-13" calcext:value-type="date">
            <text:p>13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4" calcext:value-type="float">
            <text:p>21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457" office:value-type="date" office:date-value="2017-09-14" calcext:value-type="date">
            <text:p>14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5" calcext:value-type="float">
            <text:p>21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457" office:value-type="date" office:date-value="2017-09-15" calcext:value-type="date">
            <text:p>15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6" calcext:value-type="float">
            <text:p>21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457" office:value-type="date" office:date-value="2017-09-15" calcext:value-type="date">
            <text:p>15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7" calcext:value-type="float">
            <text:p>21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457" office:value-type="date" office:date-value="2017-09-15" calcext:value-type="date">
            <text:p>15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8" calcext:value-type="float">
            <text:p>21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457" office:value-type="date" office:date-value="2017-09-16" calcext:value-type="date">
            <text:p>16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19" calcext:value-type="float">
            <text:p>21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0" calcext:value-type="float">
            <text:p>22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1" calcext:value-type="float">
            <text:p>22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2" calcext:value-type="float">
            <text:p>22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3" calcext:value-type="float">
            <text:p>22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4" calcext:value-type="float">
            <text:p>22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5" calcext:value-type="float">
            <text:p>22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6" calcext:value-type="float">
            <text:p>22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7" calcext:value-type="float">
            <text:p>22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457" office:value-type="date" office:date-value="2017-09-17" calcext:value-type="date">
            <text:p>17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8" calcext:value-type="float">
            <text:p>22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457" office:value-type="date" office:date-value="2017-09-19" calcext:value-type="date">
            <text:p>19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29" calcext:value-type="float">
            <text:p>22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457" office:value-type="date" office:date-value="2017-09-20" calcext:value-type="date">
            <text:p>20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0" calcext:value-type="float">
            <text:p>23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1" calcext:value-type="float">
            <text:p>23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2" calcext:value-type="float">
            <text:p>23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3" calcext:value-type="float">
            <text:p>23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4" calcext:value-type="float">
            <text:p>23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5" calcext:value-type="float">
            <text:p>23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6" calcext:value-type="float">
            <text:p>23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7" calcext:value-type="float">
            <text:p>23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8" calcext:value-type="float">
            <text:p>23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39" calcext:value-type="float">
            <text:p>23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457" office:value-type="date" office:date-value="2017-09-21" calcext:value-type="date">
            <text:p>21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0" calcext:value-type="float">
            <text:p>24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457" office:value-type="date" office:date-value="2017-09-24" calcext:value-type="date">
            <text:p>24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1" calcext:value-type="float">
            <text:p>24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457" office:value-type="date" office:date-value="2017-09-26" calcext:value-type="date">
            <text:p>26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2" calcext:value-type="float">
            <text:p>24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457" office:value-type="date" office:date-value="2017-09-28" calcext:value-type="date">
            <text:p>28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3" calcext:value-type="float">
            <text:p>24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457" office:value-type="date" office:date-value="2017-09-28" calcext:value-type="date">
            <text:p>28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4" calcext:value-type="float">
            <text:p>24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457" office:value-type="date" office:date-value="2017-09-29" calcext:value-type="date">
            <text:p>29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5" calcext:value-type="float">
            <text:p>24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457" office:value-type="date" office:date-value="2017-09-29" calcext:value-type="date">
            <text:p>29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6" calcext:value-type="float">
            <text:p>24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457" office:value-type="date" office:date-value="2017-09-30" calcext:value-type="date">
            <text:p>30/09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7" calcext:value-type="float">
            <text:p>24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457" office:value-type="date" office:date-value="2017-10-01" calcext:value-type="date">
            <text:p>0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8" calcext:value-type="float">
            <text:p>24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457" office:value-type="date" office:date-value="2017-10-01" calcext:value-type="date">
            <text:p>0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49" calcext:value-type="float">
            <text:p>24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457" office:value-type="date" office:date-value="2017-10-01" calcext:value-type="date">
            <text:p>0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0" calcext:value-type="float">
            <text:p>25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457" office:value-type="date" office:date-value="2017-10-01" calcext:value-type="date">
            <text:p>0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1" calcext:value-type="float">
            <text:p>25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457" office:value-type="date" office:date-value="2017-10-01" calcext:value-type="date">
            <text:p>0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2" calcext:value-type="float">
            <text:p>25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457" office:value-type="date" office:date-value="2017-10-01" calcext:value-type="date">
            <text:p>0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3" calcext:value-type="float">
            <text:p>25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457" office:value-type="date" office:date-value="2017-10-02" calcext:value-type="date">
            <text:p>02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4" calcext:value-type="float">
            <text:p>25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457" office:value-type="date" office:date-value="2017-10-02" calcext:value-type="date">
            <text:p>02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5" calcext:value-type="float">
            <text:p>25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457" office:value-type="date" office:date-value="2017-10-03" calcext:value-type="date">
            <text:p>03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6" calcext:value-type="float">
            <text:p>25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457" office:value-type="date" office:date-value="2017-10-03" calcext:value-type="date">
            <text:p>03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6" calcext:value-type="float">
            <text:p>25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457" office:value-type="date" office:date-value="2017-10-03" calcext:value-type="date">
            <text:p>03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7" calcext:value-type="float">
            <text:p>25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457" office:value-type="date" office:date-value="2017-10-03" calcext:value-type="date">
            <text:p>03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8" calcext:value-type="float">
            <text:p>25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457" office:value-type="date" office:date-value="2017-10-04" calcext:value-type="date">
            <text:p>04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59" calcext:value-type="float">
            <text:p>25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457" office:value-type="date" office:date-value="2017-10-05" calcext:value-type="date">
            <text:p>05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0" calcext:value-type="float">
            <text:p>26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457" office:value-type="date" office:date-value="2017-10-07" calcext:value-type="date">
            <text:p>07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1" calcext:value-type="float">
            <text:p>26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457" office:value-type="date" office:date-value="2017-10-07" calcext:value-type="date">
            <text:p>07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2" calcext:value-type="float">
            <text:p>26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457" office:value-type="date" office:date-value="2017-10-08" calcext:value-type="date">
            <text:p>08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3" calcext:value-type="float">
            <text:p>26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457" office:value-type="date" office:date-value="2017-10-08" calcext:value-type="date">
            <text:p>08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4" calcext:value-type="float">
            <text:p>26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457" office:value-type="date" office:date-value="2017-10-08" calcext:value-type="date">
            <text:p>08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5" calcext:value-type="float">
            <text:p>26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457" office:value-type="date" office:date-value="2017-10-11" calcext:value-type="date">
            <text:p>1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6" calcext:value-type="float">
            <text:p>26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457" office:value-type="date" office:date-value="2017-10-13" calcext:value-type="date">
            <text:p>13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7" calcext:value-type="float">
            <text:p>26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457" office:value-type="date" office:date-value="2017-10-14" calcext:value-type="date">
            <text:p>14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8" calcext:value-type="float">
            <text:p>26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457" office:value-type="date" office:date-value="2017-10-14" calcext:value-type="date">
            <text:p>14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69" calcext:value-type="float">
            <text:p>26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457" office:value-type="date" office:date-value="2017-10-14" calcext:value-type="date">
            <text:p>14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0" calcext:value-type="float">
            <text:p>27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457" office:value-type="date" office:date-value="2017-10-14" calcext:value-type="date">
            <text:p>14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1" calcext:value-type="float">
            <text:p>27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457" office:value-type="date" office:date-value="2017-10-15" calcext:value-type="date">
            <text:p>15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2" calcext:value-type="float">
            <text:p>27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457" office:value-type="date" office:date-value="2017-10-16" calcext:value-type="date">
            <text:p>16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3" calcext:value-type="float">
            <text:p>27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457" office:value-type="date" office:date-value="2017-10-16" calcext:value-type="date">
            <text:p>16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4" calcext:value-type="float">
            <text:p>274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457" office:value-type="date" office:date-value="2017-10-16" calcext:value-type="date">
            <text:p>16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5" calcext:value-type="float">
            <text:p>275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457" office:value-type="date" office:date-value="2017-10-17" calcext:value-type="date">
            <text:p>17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6" calcext:value-type="float">
            <text:p>276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457" office:value-type="date" office:date-value="2017-10-17" calcext:value-type="date">
            <text:p>17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7" calcext:value-type="float">
            <text:p>277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457" office:value-type="date" office:date-value="2017-10-17" calcext:value-type="date">
            <text:p>17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8" calcext:value-type="float">
            <text:p>278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457" office:value-type="date" office:date-value="2017-10-17" calcext:value-type="date">
            <text:p>17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79" calcext:value-type="float">
            <text:p>279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457" office:value-type="date" office:date-value="2017-10-17" calcext:value-type="date">
            <text:p>17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80" calcext:value-type="float">
            <text:p>280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457" office:value-type="date" office:date-value="2017-10-18" calcext:value-type="date">
            <text:p>18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81" calcext:value-type="float">
            <text:p>281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457" office:value-type="date" office:date-value="2017-10-21" calcext:value-type="date">
            <text:p>2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82" calcext:value-type="float">
            <text:p>282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5">
          <table:table-cell table:style-name="ce532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457" office:value-type="date" office:date-value="2017-10-21" calcext:value-type="date">
            <text:p>21/10/17</text:p>
          </table:table-cell>
          <table:table-cell table:style-name="ce413" office:value-type="float" office:value="1" calcext:value-type="float">
            <text:p>1</text:p>
          </table:table-cell>
          <table:table-cell table:style-name="ce413"/>
          <table:table-cell table:style-name="ce413" office:value-type="float" office:value="283" calcext:value-type="float">
            <text:p>283</text:p>
          </table:table-cell>
          <table:table-cell table:style-name="ce413"/>
          <table:table-cell office:value-type="string" calcext:value-type="string">
            <text:p>----</text:p>
          </table:table-cell>
          <table:table-cell table:number-columns-repeated="2"/>
          <table:table-cell table:style-name="ce491"/>
          <table:table-cell table:number-columns-repeated="1011"/>
        </table:table-row>
        <table:table-row table:style-name="ro1">
          <table:table-cell table:style-name="ce439" office:value-type="string" calcext:value-type="string" table:number-columns-spanned="7" table:number-rows-spanned="1">
            <text:p>Criação</text:p>
          </table:table-cell>
          <table:covered-table-cell table:style-name="ce439"/>
          <table:covered-table-cell table:style-name="ce457" office:value-type="date" office:date-value="2017-06-28" calcext:value-type="date">
            <text:p>28/06/17</text:p>
          </table:covered-table-cell>
          <table:covered-table-cell table:number-columns-repeated="4" table:style-name="ce439"/>
          <table:table-cell table:style-name="ce4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39" office:value-type="string" calcext:value-type="string" table:number-columns-spanned="2" table:number-rows-spanned="1">
            <text:p>Folder</text:p>
          </table:table-cell>
          <table:covered-table-cell table:style-name="ce413"/>
          <table:table-cell table:number-columns-repeated="1009"/>
        </table:table-row>
        <table:table-row table:style-name="ro1">
          <table:table-cell table:style-name="ce439" office:value-type="string" calcext:value-type="string">
            <text:p>Capitulo</text:p>
          </table:table-cell>
          <table:table-cell table:style-name="ce439" office:value-type="string" calcext:value-type="string">
            <text:p>Arquivo</text:p>
          </table:table-cell>
          <table:table-cell table:style-name="ce439" office:value-type="string" calcext:value-type="string">
            <text:p>Data</text:p>
          </table:table-cell>
          <table:table-cell table:style-name="ce439" office:value-type="string" calcext:value-type="string">
            <text:p>Versao</text:p>
          </table:table-cell>
          <table:table-cell table:style-name="ce439" office:value-type="string" calcext:value-type="string">
            <text:p>Update</text:p>
          </table:table-cell>
          <table:table-cell table:style-name="ce439" office:value-type="string" calcext:value-type="string">
            <text:p>Ordem</text:p>
          </table:table-cell>
          <table:table-cell table:style-name="ce439" office:value-type="string" calcext:value-type="string">
            <text:p>Referencend into:</text:p>
          </table:table-cell>
          <table:table-cell table:style-name="ce439" office:value-type="string" calcext:value-type="string">
            <text:p>Merged in:</text:p>
          </table:table-cell>
          <table:table-cell table:style-name="ce439" office:value-type="string" calcext:value-type="string">
            <text:p>Ordem</text:p>
          </table:table-cell>
          <table:table-cell table:style-name="ce439" office:value-type="string" calcext:value-type="string">
            <text:p>Title</text:p>
          </table:table-cell>
          <table:table-cell table:style-name="ce439" office:value-type="string" calcext:value-type="string">
            <text:p>start</text:p>
          </table:table-cell>
          <table:table-cell table:style-name="ce447" office:value-type="string" calcext:value-type="string" table:number-columns-spanned="2" table:number-rows-spanned="1">
            <text:p>Textos</text:p>
          </table:table-cell>
          <table:covered-table-cell table:style-name="ce413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/>
          <table:table-cell table:style-name="ce413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413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/>
          <table:table-cell table:style-name="ce413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45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/>
          <table:table-cell table:style-name="ce413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45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/>
          <table:table-cell table:style-name="ce413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45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45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45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45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45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45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1/</text:p>
          </table:table-cell>
          <table:table-cell table:style-name="ce413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45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91" office:value-type="date" office:date-value="2017-04-10" calcext:value-type="date">
            <text:p>10/04/17</text:p>
          </table:table-cell>
          <table:table-cell table:style-name="ce537" office:value-type="string" calcext:value-type="string">
            <text:p>.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45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.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537" office:value-type="string" calcext:value-type="string">
            <text:p>.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91" office:value-type="date" office:date-value="2017-04-10" calcext:value-type="date">
            <text:p>10/04/17</text:p>
          </table:table-cell>
          <table:table-cell table:style-name="ce489" office:value-type="string" calcext:value-type="string">
            <text:p>2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2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91" office:value-type="date" office:date-value="2017-04-10" calcext:value-type="date">
            <text:p>10/04/17</text:p>
          </table:table-cell>
          <table:table-cell table:style-name="ce489" office:value-type="string" calcext:value-type="string">
            <text:p>2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2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91" office:value-type="date" office:date-value="2017-04-10" calcext:value-type="date">
            <text:p>10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91" office:value-type="date" office:date-value="2017-04-10" calcext:value-type="date">
            <text:p>10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45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91" office:value-type="date" office:date-value="2017-04-10" calcext:value-type="date">
            <text:p>10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91" office:value-type="date" office:date-value="2017-04-10" calcext:value-type="date">
            <text:p>10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45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3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45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3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45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45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45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45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457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45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45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45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45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45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45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535" office:value-type="string" calcext:value-type="string">
            <text:p>14011821190172115200519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45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45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45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45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45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45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45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45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45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45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2/</text:p>
          </table:table-cell>
          <table:table-cell table:style-name="ce413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2/</text:p>
          </table:table-cell>
          <table:table-cell table:style-name="ce413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2/</text:p>
          </table:table-cell>
          <table:table-cell table:style-name="ce413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2/</text:p>
          </table:table-cell>
          <table:table-cell table:style-name="ce413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2/</text:p>
          </table:table-cell>
          <table:table-cell table:style-name="ce413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45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45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45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45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45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45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45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45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45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45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45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45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45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Escritos Diversos/</text:p>
          </table:table-cell>
          <table:table-cell table:style-name="ce41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45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45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45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45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Drive/</text:p>
          </table:table-cell>
          <table:table-cell table:style-name="ce413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45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45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45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45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45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45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45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oldest ones/</text:p>
          </table:table-cell>
          <table:table-cell table:style-name="ce413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45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45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45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45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./</text:p>
          </table:table-cell>
          <table:table-cell table:style-name="ce413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45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45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45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41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45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45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45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45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89" office:value-type="string" calcext:value-type="string">
            <text:p>Compilados – Edits – Index/</text:p>
          </table:table-cell>
          <table:table-cell table:style-name="ce413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447" office:value-type="string" calcext:value-type="string" table:number-columns-spanned="2" table:number-rows-spanned="1">
            <text:p>nrsdirectory/nrs_subjects</text:p>
          </table:table-cell>
          <table:covered-table-cell table:style-name="ce413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91" office:value-type="date" office:date-value="2017-04-13" calcext:value-type="date">
            <text:p>13/04/17</text:p>
          </table:table-cell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91" office:value-type="date" office:date-value="2017-04-12" calcext:value-type="date">
            <text:p>12/04/17</text:p>
          </table:table-cell>
          <table:table-cell table:style-name="ce489" office:value-type="string" calcext:value-type="string">
            <text:p>/</text:p>
          </table:table-cell>
          <table:table-cell table:style-name="ce413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9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0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312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05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05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05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3" table:default-cell-style-name="Default"/>
        <table:table-column table:style-name="co54" table:default-cell-style-name="ce131"/>
        <table:table-column table:style-name="co55" table:default-cell-style-name="ce132"/>
        <table:table-column table:style-name="co56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21:04:51.903267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0-21T21:05:32.067065671</dc:date>
    <meta:editing-duration>P2DT11H54M51S</meta:editing-duration>
    <meta:editing-cycles>550</meta:editing-cycles>
    <meta:document-statistic meta:table-count="10" meta:cell-count="12759" meta:object-count="0"/>
  </office:meta>
</office:document-meta>
</file>